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Mono1" svg:font-family="'DejaVu Sans Mono'"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3.09cm" style:rel-column-width="11914*"/>
    </style:style>
    <style:style style:name="Tabelle1.B" style:family="table-column">
      <style:table-column-properties style:column-width="13.908cm" style:rel-column-width="53621*"/>
    </style:style>
    <style:style style:name="Tabelle2" style:family="table">
      <style:table-properties style:width="16.999cm" table:align="margins"/>
    </style:style>
    <style:style style:name="Tabelle2.A" style:family="table-column">
      <style:table-column-properties style:column-width="3.064cm" style:rel-column-width="11809*"/>
    </style:style>
    <style:style style:name="Tabelle2.B" style:family="table-column">
      <style:table-column-properties style:column-width="13.935cm" style:rel-column-width="53726*"/>
    </style:style>
    <style:style style:name="Tabelle3" style:family="table">
      <style:table-properties style:width="16.999cm" table:align="margins"/>
    </style:style>
    <style:style style:name="Tabelle3.A" style:family="table-column">
      <style:table-column-properties style:column-width="3.036cm" style:rel-column-width="11705*"/>
    </style:style>
    <style:style style:name="Tabelle3.B" style:family="table-column">
      <style:table-column-properties style:column-width="13.963cm" style:rel-column-width="53830*"/>
    </style:style>
    <style:style style:name="Tabelle3.5" style:family="table-row">
      <style:table-row-properties style:min-row-height="0.101cm"/>
    </style:style>
    <style:style style:name="Tabelle6" style:family="table">
      <style:table-properties style:width="16.999cm" table:align="margins"/>
    </style:style>
    <style:style style:name="Tabelle6.A" style:family="table-column">
      <style:table-column-properties style:column-width="3.036cm" style:rel-column-width="11705*"/>
    </style:style>
    <style:style style:name="Tabelle6.B" style:family="table-column">
      <style:table-column-properties style:column-width="13.963cm" style:rel-column-width="53830*"/>
    </style:style>
    <style:style style:name="Tabelle6.5" style:family="table-row">
      <style:table-row-properties style:min-row-height="0.101cm"/>
    </style:style>
    <style:style style:name="Tabelle7" style:family="table">
      <style:table-properties style:width="16.999cm" table:align="margins"/>
    </style:style>
    <style:style style:name="Tabelle7.A" style:family="table-column">
      <style:table-column-properties style:column-width="3.036cm" style:rel-column-width="11705*"/>
    </style:style>
    <style:style style:name="Tabelle7.B" style:family="table-column">
      <style:table-column-properties style:column-width="13.963cm" style:rel-column-width="53830*"/>
    </style:style>
    <style:style style:name="Tabelle7.5" style:family="table-row">
      <style:table-row-properties style:min-row-height="0.101cm"/>
    </style:style>
    <style:style style:name="Tabelle4" style:family="table">
      <style:table-properties style:width="16.999cm" table:align="margins"/>
    </style:style>
    <style:style style:name="Tabelle4.A" style:family="table-column">
      <style:table-column-properties style:column-width="3.678cm" style:rel-column-width="14180*"/>
    </style:style>
    <style:style style:name="Tabelle4.B" style:family="table-column">
      <style:table-column-properties style:column-width="5.821cm" style:rel-column-width="22443*"/>
    </style:style>
    <style:style style:name="Tabelle4.C" style:family="table-column">
      <style:table-column-properties style:column-width="7.5cm" style:rel-column-width="28912*"/>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5" style:family="table">
      <style:table-properties style:width="16.999cm" table:align="margins"/>
    </style:style>
    <style:style style:name="Tabelle5.A" style:family="table-column">
      <style:table-column-properties style:column-width="5.666cm" style:rel-column-width="21845*"/>
    </style:style>
    <style:style style:name="Tabelle5.B" style:family="table-column">
      <style:table-column-properties style:column-width="11.333cm" style:rel-column-width="43690*"/>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Contents_20_3">
      <style:paragraph-properties>
        <style:tab-stops>
          <style:tab-stop style:position="16cm" style:type="right" style:leader-style="dotted" style:leader-text="."/>
        </style:tab-stops>
      </style:paragraph-properties>
    </style:style>
    <style:style style:name="P3" style:family="paragraph" style:parent-style-name="Standard">
      <style:text-properties fo:background-color="#ffff00"/>
    </style:style>
    <style:style style:name="P4" style:family="paragraph" style:parent-style-name="date">
      <style:text-properties fo:font-size="12pt"/>
    </style:style>
    <style:style style:name="P5" style:family="paragraph" style:parent-style-name="Text_20_body">
      <style:text-properties fo:background-color="#ffff00"/>
    </style:style>
    <style:style style:name="P6" style:family="paragraph" style:parent-style-name="Title">
      <style:text-properties fo:font-size="17pt"/>
    </style:style>
    <style:style style:name="P7" style:family="paragraph" style:parent-style-name="abstract-title">
      <style:text-properties fo:font-size="9pt" fo:font-weight="bold"/>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Table_20_Contents">
      <style:text-properties fo:font-weight="bold" style:font-weight-asian="bold" style:font-weight-complex="bold"/>
    </style:style>
    <style:style style:name="P11" style:family="paragraph" style:parent-style-name="Preformatted_20_Text">
      <style:text-properties fo:font-size="10pt" style:font-size-asian="10pt" style:font-size-complex="10pt"/>
    </style:style>
    <style:style style:name="P12" style:family="paragraph" style:parent-style-name="Preformatted_20_Text">
      <style:text-properties fo:font-size="8pt" style:font-size-asian="8pt" style:font-size-complex="8pt"/>
    </style:style>
    <style:style style:name="P13" style:family="paragraph" style:parent-style-name="Text_20_body">
      <style:paragraph-properties fo:background-color="transparent">
        <style:background-image/>
      </style:paragraph-properties>
      <style:text-properties fo:background-color="#ffffff"/>
    </style:style>
    <style:style style:name="P14" style:family="paragraph" style:parent-style-name="Text_20_body">
      <style:paragraph-properties fo:background-color="transparent">
        <style:background-image/>
      </style:paragraph-properties>
      <style:text-properties style:font-name="Times New Roman" fo:font-size="11pt" fo:font-weight="normal" fo:background-color="#ffffff" style:font-size-asian="11pt" style:font-weight-asian="normal" style:font-size-complex="11pt" style:font-weight-complex="normal"/>
    </style:style>
    <style:style style:name="P15" style:family="paragraph" style:parent-style-name="Text_20_body" style:list-style-name="L1">
      <style:paragraph-properties fo:background-color="transparent">
        <style:background-image/>
      </style:paragraph-properties>
      <style:text-properties style:font-name="Arial" fo:font-size="16pt" fo:font-weight="bold" fo:background-color="#ffffff" style:font-size-asian="16pt" style:font-weight-asian="bold" style:font-size-complex="16pt" style:font-weight-complex="bold"/>
    </style:style>
    <style:style style:name="T1" style:family="text">
      <style:text-properties fo:font-size="9pt"/>
    </style:style>
    <style:style style:name="T2" style:family="text">
      <style:text-properties fo:color="#008080"/>
    </style:style>
    <style:style style:name="T3" style:family="text">
      <style:text-properties fo:color="#008080" style:font-name="DejaVu Sans Mono1" fo:font-size="8pt" style:font-name-asian="DejaVu Sans Mono1" style:font-size-asian="8pt" style:font-name-complex="DejaVu Sans Mono1" style:font-size-complex="8pt"/>
    </style:style>
    <style:style style:name="T4" style:family="text">
      <style:text-properties fo:color="#008080" style:font-name="DejaVu Sans Mono1" style:font-name-asian="DejaVu Sans Mono1" style:font-name-complex="DejaVu Sans Mono1"/>
    </style:style>
    <style:style style:name="T5" style:family="text">
      <style:text-properties fo:color="#008080" style:font-name="Courier New" style:font-name-asian="Courier New" style:font-name-complex="Courier New"/>
    </style:style>
    <style:style style:name="T6" style:family="text">
      <style:text-properties fo:color="#3f7f7f"/>
    </style:style>
    <style:style style:name="T7" style:family="text">
      <style:text-properties fo:color="#3f7f7f" style:font-name="DejaVu Sans Mono1" fo:font-size="8pt" style:font-name-asian="DejaVu Sans Mono1" style:font-size-asian="8pt" style:font-name-complex="DejaVu Sans Mono1" style:font-size-complex="8pt"/>
    </style:style>
    <style:style style:name="T8" style:family="text">
      <style:text-properties fo:color="#3f7f7f" style:font-name="DejaVu Sans Mono1" style:font-name-asian="DejaVu Sans Mono1" style:font-name-complex="DejaVu Sans Mono1"/>
    </style:style>
    <style:style style:name="T9" style:family="text">
      <style:text-properties fo:color="#3f7f7f" style:font-name="Courier New" style:font-name-asian="Courier New" style:font-name-complex="Courier New"/>
    </style:style>
    <style:style style:name="T10" style:family="text">
      <style:text-properties fo:color="#7f007f"/>
    </style:style>
    <style:style style:name="T11" style:family="text">
      <style:text-properties fo:color="#7f007f" style:font-name="DejaVu Sans Mono1" fo:font-size="8pt" style:font-name-asian="DejaVu Sans Mono1" style:font-size-asian="8pt" style:font-name-complex="DejaVu Sans Mono1" style:font-size-complex="8pt"/>
    </style:style>
    <style:style style:name="T12" style:family="text">
      <style:text-properties fo:color="#141312"/>
    </style:style>
    <style:style style:name="T13" style:family="text">
      <style:text-properties fo:color="#141312" style:font-name="DejaVu Sans Mono1" fo:font-size="8pt" style:font-name-asian="DejaVu Sans Mono1" style:font-size-asian="8pt" style:font-name-complex="DejaVu Sans Mono1" style:font-size-complex="8pt"/>
    </style:style>
    <style:style style:name="T14" style:family="text">
      <style:text-properties fo:color="#2a00ff" fo:font-style="italic" style:font-style-asian="italic" style:font-style-complex="italic"/>
    </style:style>
    <style:style style:name="T15" style:family="text">
      <style:text-properties fo:color="#2a00ff" style:font-name="DejaVu Sans Mono1" fo:font-size="8pt" fo:font-style="italic" style:font-name-asian="DejaVu Sans Mono1" style:font-size-asian="8pt" style:font-style-asian="italic" style:font-name-complex="DejaVu Sans Mono1" style:font-size-complex="8pt" style:font-style-complex="italic"/>
    </style:style>
    <style:style style:name="T16" style:family="text">
      <style:text-properties fo:color="#3f5fbf"/>
    </style:style>
    <style:style style:name="T17" style:family="text">
      <style:text-properties fo:font-style="italic" style:font-style-asian="italic" style:font-style-complex="italic"/>
    </style:style>
    <style:style style:name="T18" style:family="text">
      <style:text-properties fo:color="#000000"/>
    </style:style>
    <style:style style:name="T19" style:family="text">
      <style:text-properties fo:color="#000000" style:font-name="Courier New" style:font-name-asian="Courier New" style:font-name-complex="Courier New"/>
    </style:style>
    <style:style style:name="T20" style:family="text">
      <style:text-properties fo:background-color="#ffffff"/>
    </style:style>
    <style:style style:name="T21" style:family="text">
      <style:text-properties fo:background-color="#e6ff00"/>
    </style:style>
    <style:style style:name="T22" style:family="text">
      <style:text-properties style:font-name="Arial" fo:font-size="16pt" fo:font-weight="bold" fo:background-color="#ffffff" style:font-size-asian="16pt" style:font-weight-asian="bold" style:font-size-complex="16pt" style:font-weight-complex="bold"/>
    </style:style>
    <style:style style:name="T23" style:family="text">
      <style:text-properties style:font-name="Times New Roman" fo:font-size="11pt" fo:font-weight="normal" fo:background-color="#ffffff" style:font-size-asian="11pt" style:font-weight-asian="normal" style:font-size-complex="11pt" style:font-weight-complex="normal"/>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text:start-value="4">
        <style:list-level-properties text:min-label-width="0.635cm"/>
      </text:list-level-style-number>
      <text:list-level-style-number text:level="2" text:style-name="Numbering_20_Symbols" style:num-format="1" text:start-value="2" text:display-levels="2">
        <style:list-level-properties text:space-before="0.161cm" text:min-label-width="0.635cm"/>
      </text:list-level-style-number>
      <text:list-level-style-number text:level="3" style:num-suffix="." style:num-format="1" text:display-levels="3">
        <style:list-level-properties text:space-before="0.321cm" text:min-label-width="0.635cm"/>
      </text:list-level-style-number>
      <text:list-level-style-number text:level="4" style:num-suffix="." style:num-format="1" text:display-levels="4">
        <style:list-level-properties text:space-before="0.482cm" text:min-label-width="0.635cm"/>
      </text:list-level-style-number>
      <text:list-level-style-number text:level="5" style:num-suffix="." style:num-format="1" text:display-levels="5">
        <style:list-level-properties text:space-before="0.642cm" text:min-label-width="0.635cm"/>
      </text:list-level-style-number>
      <text:list-level-style-number text:level="6" style:num-suffix="." style:num-format="1" text:display-levels="6">
        <style:list-level-properties text:space-before="0.803cm" text:min-label-width="0.635cm"/>
      </text:list-level-style-number>
      <text:list-level-style-number text:level="7" style:num-suffix="." style:num-format="1" text:display-levels="7">
        <style:list-level-properties text:space-before="0.963cm" text:min-label-width="0.635cm"/>
      </text:list-level-style-number>
      <text:list-level-style-number text:level="8" style:num-suffix="." style:num-format="1" text:display-levels="8">
        <style:list-level-properties text:space-before="1.124cm" text:min-label-width="0.635cm"/>
      </text:list-level-style-number>
      <text:list-level-style-number text:level="9" style:num-suffix="." style:num-format="1" text:display-levels="9">
        <style:list-level-properties text:space-before="1.284cm" text:min-label-width="0.635cm"/>
      </text:list-level-style-number>
      <text:list-level-style-number text:level="10" style:num-suffix="." style:num-format="1" text:display-levels="10">
        <style:list-level-properties text:space-before="1.44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MP3Document ML</text:p>
      <text:p text:style-name="author"/>
      <text:p text:style-name="P4">January 11, 2010</text:p>
      <text:section text:style-name="Sect1" text:name="begin-end-env-1">
        <text:p text:style-name="begin-env-p"/>
        <text:p text:style-name="P7">Abstract</text:p>
        <text:p text:style-name="end-env-p"/>
      </text:section>
      <text:p text:style-name="abstract"><text:span text:style-name="T1">This documents describes the XML format of the CMP3 system which</text:span> <text:span text:style-name="T1">is used as source for all transformations and target formats.</text:span> </text:p>
      <text:p text:style-name="abstract"><text:span text:style-name="T1">The format and this documents is work in progress.</text:span> </text:p>
      <text:table-of-content text:style-name="Sect1" text:protected="true" text:name="toc">
        <text:table-of-content-source text:outline-level="6">
          <text:index-title-template text:style-name="Contents-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oc_Head">
            <text:p text:style-name="Contents-Heading">Contents</text:p>
          </text:index-title>
          <text:p text:style-name="P9">1 Introduction<text:tab/>1</text:p>
          <text:p text:style-name="P9">2 Document types<text:tab/>1</text:p>
          <text:p text:style-name="P8">There are two document types of cmp3document. While the contents are the same the structure is a bit different.<text:tab/>1</text:p>
          <text:p text:style-name="P8">The difference is in the &lt;content&gt; tag whith the type attribute:<text:tab/>2</text:p>
          <text:p text:style-name="P8">&lt;content type="tree"&gt;<text:tab/>2</text:p>
          <text:p text:style-name="P8">&lt;content type="flat"&gt;<text:tab/>2</text:p>
          <text:p text:style-name="P8">2.1 Type tree<text:tab/>2</text:p>
          <text:p text:style-name="P8">2.2 Type flat<text:tab/>2</text:p>
          <text:p text:style-name="P9">3 Elements of CMP3Document ML<text:tab/>2</text:p>
          <text:p text:style-name="P8">3.1 Example<text:tab/>2</text:p>
          <text:p text:style-name="P8">3.2 Document structure<text:tab/>4</text:p>
          <text:p text:style-name="P2">3.2.1 The &lt;cmp3document&gt; element<text:tab/>4</text:p>
          <text:p text:style-name="P8">3.3 The &lt;meta&gt; element<text:tab/>4</text:p>
          <text:p text:style-name="P2">3.3.1 The &lt;content&gt; element<text:tab/>4</text:p>
          <text:p text:style-name="P9">4 Transformations<text:tab/>5</text:p>
          <text:p text:style-name="P8">4.1 Tree to flat<text:tab/>5</text:p>
          <text:p text:style-name="P8">4.2 Include/Exclude fields<text:tab/>5</text:p>
          <text:p text:style-name="P8">4.3 Field transformation by type<text:tab/>5</text:p>
          <text:p text:style-name="P9">5 Target Document Transformation and Markup<text:tab/>5</text:p>
          <text:p text:style-name="P8">5.1 Transformation to DocBook<text:tab/>5</text:p>
          <text:p text:style-name="P8">5.2 Special cases<text:tab/>6</text:p>
          <text:p text:style-name="P8">5.3 Comparison of content markup<text:tab/>7</text:p>
        </text:index-body>
      </text:table-of-content>
      <text:h text:style-name="Heading_20_1" text:outline-level="1">Introduction</text:h>
      <text:p text:style-name="Text_20_body">This document specifies the CMP3Document XML format 1.0, a markup language designed to be used by the cross media publishing system CMP3 as data source. The format and this documents is work in progress. </text:p>
      <text:p text:style-name="Text_20_body">CMP3Document is used as the data source format in CMP3 which includes all data and meta data for all types of target documents formats as PDF, HTML, XML, Docbook and others. </text:p>
      <text:p text:style-name="Standard"/>
      <text:h text:style-name="Heading_20_1" text:outline-level="1">Document types</text:h>
      <text:p text:style-name="Text_20_body">There are two document types of cmp3document. While the contents are the same the structure is a bit different.</text:p>
      <text:p text:style-name="Text_20_body">The difference is in the &lt;content&gt; tag whith the type attribute:</text:p>
      <text:p text:style-name="Text_20_body"/>
      <text:p text:style-name="Preformatted_20_Text"><text:span text:style-name="T2">&lt;</text:span><text:span text:style-name="T6">content</text:span> <text:span text:style-name="T10">type</text:span><text:span text:style-name="T12">=</text:span><text:span text:style-name="T14">"tree"</text:span><text:span text:style-name="T2">&gt;</text:span></text:p>
      <text:p text:style-name="Preformatted_20_Text"><text:span text:style-name="T2">&lt;</text:span><text:span text:style-name="T6">content</text:span><text:span text:style-name="T2"> </text:span><text:span text:style-name="T10">type</text:span><text:span text:style-name="T12">=</text:span><text:span text:style-name="T14">"flat"</text:span><text:span text:style-name="T2">&gt;</text:span></text:p>
      <text:h text:style-name="Heading_20_2" text:outline-level="2">Type tree</text:h>
      <text:p text:style-name="Text_20_body">'tree' has nodes</text:p>
      <text:p text:style-name="P5">TODO ausführlicher</text:p>
      <text:h text:style-name="Heading_20_2" text:outline-level="2">Type flat</text:h>
      <text:p text:style-name="Text_20_body">'flat' doesn't and has just records</text:p>
      <text:p text:style-name="P5">TODO ausführlicher</text:p>
      <text:h text:style-name="Heading_20_1" text:outline-level="1">Elements of CMP3Document ML</text:h>
      <text:p text:style-name="Standard"/>
      <text:h text:style-name="Heading_20_2" text:outline-level="2">Example</text:h>
      <text:p text:style-name="Text_20_body">Below is an example cmp3 document in <text:span text:style-name="T17">tree</text:span> format.</text:p>
      <text:p text:style-name="Preformatted_20_Text"><text:s/><text:line-break/><text:span text:style-name="T3">&lt;?</text:span><text:span text:style-name="T7">xml</text:span><text:span text:style-name="T3"> </text:span><text:span text:style-name="T11">version</text:span><text:span text:style-name="T13">=</text:span><text:span text:style-name="T15">"1.0"</text:span><text:span text:style-name="T3"> </text:span><text:span text:style-name="T11">encoding</text:span><text:span text:style-name="T13">=</text:span><text:span text:style-name="T15">"utf-8"</text:span><text:span text:style-name="T3">?&gt;</text:span></text:p>
      <text:p text:style-name="P12"><text:span text:style-name="T2">&lt;</text:span><text:span text:style-name="T6">cmp3document</text:span><text:span text:style-name="T2">&gt;</text:span></text:p>
      <text:p text:style-name="P12"/>
      <text:p text:style-name="P12"><text:span text:style-name="T12"><text:s text:c="2"/></text:span><text:span text:style-name="T2">&lt;</text:span><text:span text:style-name="T6">meta</text:span><text:span text:style-name="T2">&gt;</text:span></text:p>
      <text:p text:style-name="P12"><text:span text:style-name="T12"><text:s text:c="2"/></text:span><text:span text:style-name="T16">&lt;!-- usually here's more stuff --&gt;</text:span></text:p>
      <text:p text:style-name="P12"><text:span text:style-name="T12"><text:s text:c="2"/></text:span><text:span text:style-name="T2">&lt;/</text:span><text:span text:style-name="T6">meta</text:span><text:span text:style-name="T2">&gt;</text:span></text:p>
      <text:p text:style-name="P12"/>
      <text:p text:style-name="P12"><text:span text:style-name="T12"><text:s text:c="2"/></text:span><text:span text:style-name="T16">&lt;!--</text:span></text:p>
      <text:p text:style-name="P12"><text:s text:c="2"/>'tree' has nodes, 'flat' doesn't and has just records <text:s/>--&gt;</text:p>
      <text:p text:style-name="P11"/>
      <text:p text:style-name="Preformatted_20_Text"><text:span text:style-name="T18"><text:s text:c="2"/></text:span><text:span text:style-name="T6">&lt;content</text:span><text:span text:style-name="T2"> </text:span><text:span text:style-name="T10">type</text:span><text:span text:style-name="T18">=</text:span><text:span text:style-name="T14">"tree"</text:span><text:span text:style-name="T2">&gt;</text:span></text:p>
      <text:p text:style-name="Preformatted_20_Text"><text:span text:style-name="T2"><text:s text:c="6"/></text:span><text:span text:style-name="T16">&lt;!-- subtype = layout?! --&gt;</text:span></text:p>
      <text:p text:style-name="Preformatted_20_Text"><text:span text:style-name="T18"><text:s text:c="6"/></text:span><text:span text:style-name="T2">&lt;</text:span><text:span text:style-name="T6">node</text:span> <text:span text:style-name="T10">type</text:span><text:span text:style-name="T18">=</text:span><text:span text:style-name="T14">"page"</text:span> <text:span text:style-name="T10">subtype</text:span><text:span text:style-name="T18">=</text:span><text:span text:style-name="T14">"default"</text:span><text:span text:style-name="T2">&gt;</text:span></text:p>
      <text:p text:style-name="Preformatted_20_Text"><text:tab/><text:tab/></text:p>
      <text:p text:style-name="Preformatted_20_Text"><text:span text:style-name="T18"><text:tab/></text:span><text:span text:style-name="T2">&lt;</text:span><text:span text:style-name="T6">record</text:span> <text:span text:style-name="T10">type</text:span><text:span text:style-name="T18">=</text:span><text:span text:style-name="T14">"pages"</text:span><text:span text:style-name="T2">&gt;</text:span></text:p>
      <text:p text:style-name="Preformatted_20_Text"><text:span text:style-name="T18"><text:tab/> <text:s text:c="3"/></text:span><text:span text:style-name="T16">&lt;!-- fields of page are here --&gt;</text:span></text:p>
      <text:p text:style-name="Preformatted_20_Text"><text:span text:style-name="T18"><text:tab/> <text:s text:c="3"/></text:span><text:span text:style-name="T2">&lt;</text:span><text:span text:style-name="T6">field</text:span> <text:span text:style-name="T10">name</text:span><text:span text:style-name="T18">=</text:span><text:span text:style-name="T14">"title"</text:span> <text:span text:style-name="T10">type</text:span><text:span text:style-name="T18">=</text:span><text:span text:style-name="T14">"text"</text:span> <text:span text:style-name="T10">format</text:span><text:span text:style-name="T18">=</text:span><text:span text:style-name="T14">"line"</text:span><text:span text:style-name="T2">&gt;</text:span><text:span text:style-name="T18">Bodenbelag</text:span><text:span text:style-name="T2">&lt;/</text:span><text:span text:style-name="T6">field</text:span><text:span text:style-name="T2">&gt;<text:tab/><text:tab/><text:tab/><text:tab/></text:span><text:span text:style-name="T18"><text:tab/><text:tab/><text:tab/><text:tab/> <text:s text:c="3"/></text:span><text:span text:style-name="T2">&lt;</text:span><text:span text:style-name="T6">field</text:span> <text:span text:style-name="T10">name</text:span><text:span text:style-name="T18">=</text:span><text:span text:style-name="T14">"subtitle"</text:span> <text:span text:style-name="T10">type</text:span><text:span text:style-name="T18">=</text:span><text:span text:style-name="T14">"text"</text:span> <text:span text:style-name="T10">format</text:span><text:span text:style-name="T18">=</text:span><text:span text:style-name="T14">"line"</text:span><text:span text:style-name="T2">&gt;&lt;/</text:span><text:span text:style-name="T6">field</text:span><text:span text:style-name="T2">&gt;</text:span></text:p>
      <text:p text:style-name="Preformatted_20_Text"><text:span text:style-name="T18"><text:tab/> <text:s text:c="3"/></text:span><text:span text:style-name="T2">&lt;</text:span><text:span text:style-name="T6">field</text:span> <text:span text:style-name="T10">name</text:span><text:span text:style-name="T18">=</text:span><text:span text:style-name="T14">"description"</text:span> <text:span text:style-name="T10">type</text:span><text:span text:style-name="T18">=</text:span><text:span text:style-name="T14">"text"</text:span> <text:span text:style-name="T10">format</text:span><text:span text:style-name="T18">=</text:span><text:span text:style-name="T14">"multiline"</text:span><text:span text:style-name="T2">&gt;&lt;/</text:span><text:span text:style-name="T6">field</text:span><text:span text:style-name="T2">&gt;</text:span></text:p>
      <text:p text:style-name="Preformatted_20_Text"><text:span text:style-name="T18"><text:tab/> <text:s text:c="3"/></text:span><text:span text:style-name="T2">&lt;</text:span><text:span text:style-name="T6">field</text:span> <text:span text:style-name="T10">name</text:span><text:span text:style-name="T18">=</text:span><text:span text:style-name="T14">"abstract"</text:span> <text:span text:style-name="T10">type</text:span><text:span text:style-name="T18">=</text:span><text:span text:style-name="T14">"text"</text:span> <text:span text:style-name="T10">format</text:span><text:span text:style-name="T18">=</text:span><text:span text:style-name="T14">"multiline"</text:span><text:span text:style-name="T2">&gt;&lt;/</text:span><text:span text:style-name="T6">field</text:span><text:span text:style-name="T2">&gt;</text:span></text:p>
      <text:p text:style-name="Preformatted_20_Text"><text:span text:style-name="T18"><text:tab/> <text:s text:c="3"/></text:span><text:span text:style-name="T2">&lt;</text:span><text:span text:style-name="T6">field</text:span> <text:span text:style-name="T10">name</text:span><text:span text:style-name="T18">=</text:span><text:span text:style-name="T14">"author"</text:span> <text:span text:style-name="T10">type</text:span><text:span text:style-name="T18">=</text:span><text:span text:style-name="T14">"text"</text:span> <text:span text:style-name="T10">format</text:span><text:span text:style-name="T18">=</text:span><text:span text:style-name="T14">"line"</text:span><text:span text:style-name="T2">&gt;&lt;/</text:span><text:span text:style-name="T6">field</text:span><text:span text:style-name="T2">&gt;</text:span></text:p>
      <text:p text:style-name="Preformatted_20_Text"><text:span text:style-name="T18"><text:tab/> <text:s text:c="3"/></text:span><text:span text:style-name="T2">&lt;</text:span><text:span text:style-name="T6">field</text:span> <text:span text:style-name="T10">name</text:span><text:span text:style-name="T18">=</text:span><text:span text:style-name="T14">"lastUpdated"</text:span> <text:span text:style-name="T10">type</text:span><text:span text:style-name="T18">=</text:span><text:span text:style-name="T14">"text"</text:span> <text:span text:style-name="T10">format</text:span><text:span text:style-name="T18">=</text:span><text:span text:style-name="T14">"date"</text:span><text:span text:style-name="T2">&gt;</text:span><text:span text:style-name="T18">01-01-1970</text:span><text:span text:style-name="T2">&lt;/</text:span><text:span text:style-name="T6">field</text:span><text:span text:style-name="T2">&gt;</text:span><text:span text:style-name="T18"><text:tab/><text:tab/></text:span></text:p>
      <text:p text:style-name="Preformatted_20_Text"><text:span text:style-name="T18"><text:tab/></text:span><text:span text:style-name="T2">&lt;/</text:span><text:span text:style-name="T6">record</text:span><text:span text:style-name="T2">&gt;</text:span></text:p>
      <text:p text:style-name="Preformatted_20_Text"><text:tab/><text:tab/><text:tab/></text:p>
      <text:p text:style-name="Preformatted_20_Text"><text:span text:style-name="T18"><text:tab/></text:span><text:span text:style-name="T2">&lt;</text:span><text:span text:style-name="T6">node</text:span> <text:span text:style-name="T10">type</text:span><text:span text:style-name="T18">=</text:span><text:span text:style-name="T14">"group"</text:span> <text:span text:style-name="T10">subtype</text:span><text:span text:style-name="T18">=</text:span><text:span text:style-name="T14">"plugin"</text:span><text:span text:style-name="T2">&gt;</text:span></text:p>
      <text:p text:style-name="Preformatted_20_Text"><text:tab/> <text:s text:c="3"/><text:span text:style-name="T16">&lt;!-- this is the plugin record --&gt;</text:span></text:p>
      <text:p text:style-name="Preformatted_20_Text"><text:span text:style-name="T18"><text:tab/> <text:s text:c="3"/></text:span><text:span text:style-name="T2">&lt;</text:span><text:span text:style-name="T6">record</text:span> <text:span text:style-name="T10">type</text:span><text:span text:style-name="T18">=</text:span><text:span text:style-name="T14">"tt_content"</text:span> <text:span text:style-name="T10">subtype</text:span><text:span text:style-name="T18">=</text:span><text:span text:style-name="T14">"plugin_9"</text:span><text:span text:style-name="T2">&gt;</text:span></text:p>
      <text:p text:style-name="Preformatted_20_Text"><text:span text:style-name="T18"><text:tab/> <text:s text:c="7"/></text:span><text:span text:style-name="T16">&lt;!-- fields of plugin record are here --&gt;</text:span></text:p>
      <text:p text:style-name="Preformatted_20_Text"><text:span text:style-name="T18"><text:tab/> <text:s text:c="7"/></text:span><text:span text:style-name="T2">&lt;</text:span><text:span text:style-name="T6">field</text:span> <text:span text:style-name="T10">name</text:span><text:span text:style-name="T18">=</text:span><text:span text:style-name="T14">"header"</text:span> <text:span text:style-name="T10">type</text:span><text:span text:style-name="T18">=</text:span><text:span text:style-name="T14">"text"</text:span> <text:span text:style-name="T10">format</text:span><text:span text:style-name="T18">=</text:span><text:span text:style-name="T14">"line"</text:span> <text:span text:style-name="T10">meta</text:span><text:span text:style-name="T18">=</text:span><text:span text:style-name="T14">"header"</text:span><text:span text:style-name="T2">&gt;</text:span></text:p>
      <text:p text:style-name="Preformatted_20_Text"><text:span text:style-name="T18"><text:tab/> <text:s text:c="11"/></text:span><text:span text:style-name="T16">&lt;!-- h1-6 should be ignored here --&gt;</text:span></text:p>
      <text:p text:style-name="Preformatted_20_Text"><text:span text:style-name="T18"><text:tab/> <text:s text:c="11"/></text:span><text:span text:style-name="T2">&lt;</text:span><text:span text:style-name="T6">h1</text:span><text:span text:style-name="T2">&gt;</text:span><text:span text:style-name="T18">Produkte</text:span><text:span text:style-name="T2">&lt;/</text:span><text:span text:style-name="T6">h1</text:span><text:span text:style-name="T2">&gt;</text:span></text:p>
      <text:p text:style-name="Preformatted_20_Text"><text:span text:style-name="T18"><text:s text:c="18"/></text:span><text:span text:style-name="T2">&lt;/</text:span><text:span text:style-name="T6">field</text:span><text:span text:style-name="T2">&gt;</text:span></text:p>
      <text:p text:style-name="Preformatted_20_Text"><text:span text:style-name="T18"><text:tab/> <text:s text:c="3"/></text:span><text:span text:style-name="T2">&lt;/</text:span><text:span text:style-name="T6">record</text:span><text:span text:style-name="T2">&gt;</text:span></text:p>
      <text:p text:style-name="Preformatted_20_Text"/>
      <text:p text:style-name="Preformatted_20_Text"><text:span text:style-name="T18"><text:tab/> <text:s text:c="3"/></text:span><text:span text:style-name="T16">&lt;!-- here comes the news records --&gt;</text:span></text:p>
      <text:p text:style-name="Preformatted_20_Text"><text:span text:style-name="T18"><text:tab/> <text:s text:c="3"/></text:span><text:span text:style-name="T2">&lt;</text:span><text:span text:style-name="T6">node</text:span> <text:span text:style-name="T10">type</text:span><text:span text:style-name="T18">=</text:span><text:span text:style-name="T14">"group"</text:span> <text:span text:style-name="T10">subtype</text:span><text:span text:style-name="T18">=</text:span><text:span text:style-name="T14">"records"</text:span><text:span text:style-name="T2">&gt;</text:span></text:p>
      <text:p text:style-name="Preformatted_20_Text"><text:span text:style-name="T18"><text:tab/> <text:s text:c="7"/></text:span><text:span text:style-name="T2">&lt;</text:span><text:span text:style-name="T6">record</text:span> <text:span text:style-name="T10">type</text:span><text:span text:style-name="T18">=</text:span><text:span text:style-name="T14">"tt_news"</text:span> <text:span text:style-name="T10">subtype</text:span><text:span text:style-name="T18">=</text:span><text:span text:style-name="T14">"news"</text:span><text:span text:style-name="T2">&gt;</text:span></text:p>
      <text:p text:style-name="Preformatted_20_Text"><text:tab/><text:tab/><text:tab/><text:tab/></text:p>
      <text:p text:style-name="Preformatted_20_Text"><text:span text:style-name="T18"><text:tab/> <text:s text:c="11"/></text:span><text:span text:style-name="T16">&lt;!-- fields of record are here --&gt;</text:span></text:p>
      <text:p text:style-name="Preformatted_20_Text"><text:span text:style-name="T18"><text:tab/><text:tab/> <text:s/></text:span><text:span text:style-name="T2">&lt;</text:span><text:span text:style-name="T6">field</text:span> <text:span text:style-name="T10">name</text:span><text:span text:style-name="T18">=</text:span><text:span text:style-name="T14">"header"</text:span> <text:span text:style-name="T10">type</text:span><text:span text:style-name="T18">=</text:span><text:span text:style-name="T14">"text"</text:span> <text:span text:style-name="T10">format</text:span><text:span text:style-name="T18">=</text:span><text:span text:style-name="T14">"line"</text:span> <text:span text:style-name="T10">meta</text:span><text:span text:style-name="T18">=</text:span><text:span text:style-name="T14">"header"</text:span><text:span text:style-name="T2">&gt;</text:span></text:p>
      <text:p text:style-name="Preformatted_20_Text"><text:span text:style-name="T18"><text:tab/><text:tab/> <text:s text:c="5"/></text:span><text:span text:style-name="T2">&lt;</text:span><text:span text:style-name="T6">h2</text:span><text:span text:style-name="T2">&gt;</text:span><text:span text:style-name="T18">Haegar</text:span><text:span text:style-name="T2">&lt;/</text:span><text:span text:style-name="T6">h2</text:span><text:span text:style-name="T2">&gt;</text:span></text:p>
      <text:p text:style-name="Preformatted_20_Text"><text:span text:style-name="T18"><text:tab/><text:tab/> <text:s/></text:span><text:span text:style-name="T2">&lt;/</text:span><text:span text:style-name="T6">field</text:span><text:span text:style-name="T2">&gt;</text:span></text:p>
      <text:p text:style-name="Preformatted_20_Text"><text:span text:style-name="T18"><text:tab/><text:tab/> <text:s/></text:span><text:span text:style-name="T2">&lt;</text:span><text:span text:style-name="T6">field</text:span> <text:span text:style-name="T10">name</text:span><text:span text:style-name="T18">=</text:span><text:span text:style-name="T14">"bodytext"</text:span> <text:span text:style-name="T10">type</text:span><text:span text:style-name="T18">=</text:span><text:span text:style-name="T14">"text"</text:span> <text:span text:style-name="T10">format</text:span><text:span text:style-name="T18">=</text:span><text:span text:style-name="T14">"rich"</text:span> <text:span text:style-name="T10">meta</text:span><text:span text:style-name="T18">=</text:span><text:span text:style-name="T14">"body"</text:span><text:span text:style-name="T2">&gt;</text:span></text:p>
      <text:p text:style-name="Preformatted_20_Text"><text:span text:style-name="T18"><text:tab/><text:tab/> <text:s text:c="5"/></text:span><text:span text:style-name="T2">&lt;</text:span><text:span text:style-name="T6">p</text:span><text:span text:style-name="T2">&gt;</text:span><text:span text:style-name="T18">Und </text:span><text:span text:style-name="T2">&lt;</text:span><text:span text:style-name="T6">b</text:span><text:span text:style-name="T2">&gt;</text:span><text:span text:style-name="T18">bold</text:span><text:span text:style-name="T2">&lt;/</text:span><text:span text:style-name="T6">b</text:span><text:span text:style-name="T2">&gt;</text:span><text:span text:style-name="T18"> soooo schrecklich</text:span><text:span text:style-name="T2">&lt;/</text:span><text:span text:style-name="T6">p</text:span><text:span text:style-name="T2">&gt;</text:span></text:p>
      <text:p text:style-name="Preformatted_20_Text"><text:span text:style-name="T18"><text:tab/><text:tab/> <text:s/></text:span><text:span text:style-name="T2">&lt;/</text:span><text:span text:style-name="T6">field</text:span><text:span text:style-name="T2">&gt;</text:span></text:p>
      <text:p text:style-name="Preformatted_20_Text"><text:span text:style-name="T18"><text:tab/> <text:s text:c="3"/></text:span><text:span text:style-name="T2">&lt;/</text:span><text:span text:style-name="T6">record</text:span><text:span text:style-name="T2">&gt;</text:span></text:p>
      <text:p text:style-name="Preformatted_20_Text"/>
      <text:p text:style-name="Preformatted_20_Text"><text:span text:style-name="T18"><text:tab/> <text:s text:c="3"/></text:span><text:span text:style-name="T2">&lt;</text:span><text:span text:style-name="T6">record</text:span> <text:span text:style-name="T10">type</text:span><text:span text:style-name="T18">=</text:span><text:span text:style-name="T14">"tt_news"</text:span> <text:span text:style-name="T10">subtype</text:span><text:span text:style-name="T18">=</text:span><text:span text:style-name="T14">"news2"</text:span><text:span text:style-name="T2">&gt;</text:span></text:p>
      <text:p text:style-name="Preformatted_20_Text"><text:span text:style-name="T18"><text:tab/> <text:s text:c="7"/></text:span><text:span text:style-name="T2">&lt;</text:span><text:span text:style-name="T6">field</text:span> <text:span text:style-name="T10">name</text:span><text:span text:style-name="T18">=</text:span><text:span text:style-name="T14">"header"</text:span> <text:span text:style-name="T10">type</text:span><text:span text:style-name="T18">=</text:span><text:span text:style-name="T14">"text"</text:span> <text:span text:style-name="T10">format</text:span><text:span text:style-name="T18">=</text:span><text:span text:style-name="T14">"line"</text:span> <text:span text:style-name="T10">meta</text:span><text:span text:style-name="T18">=</text:span><text:span text:style-name="T14">"header"</text:span><text:span text:style-name="T2">&gt;</text:span></text:p>
      <text:p text:style-name="Preformatted_20_Text"><text:span text:style-name="T18"><text:tab/> <text:s text:c="11"/></text:span><text:span text:style-name="T2">&lt;</text:span><text:span text:style-name="T6">h3</text:span><text:span text:style-name="T2">&gt;</text:span><text:span text:style-name="T18">Haegar</text:span><text:span text:style-name="T2">&lt;/</text:span><text:span text:style-name="T6">h3</text:span><text:span text:style-name="T2">&gt;</text:span><text:span text:style-name="T18"><text:tab/><text:tab/><text:tab/><text:tab/><text:tab/><text:tab/></text:span></text:p>
      <text:p text:style-name="Preformatted_20_Text"><text:span text:style-name="T18"><text:tab/> <text:s text:c="7"/></text:span><text:span text:style-name="T2">&lt;/</text:span><text:span text:style-name="T6">field</text:span><text:span text:style-name="T2">&gt;</text:span></text:p>
      <text:p text:style-name="Preformatted_20_Text"><text:tab/><text:tab/></text:p>
      <text:p text:style-name="Preformatted_20_Text"><text:span text:style-name="T18"><text:tab/> <text:s text:c="7"/></text:span><text:span text:style-name="T2">&lt;</text:span><text:span text:style-name="T6">image</text:span> <text:span text:style-name="T10">type</text:span><text:span text:style-name="T18">=</text:span><text:span text:style-name="T14">"images"</text:span> <text:span text:style-name="T10">position</text:span><text:span text:style-name="T18">=</text:span><text:span text:style-name="T14">"above"</text:span><text:span text:style-name="T2">&gt;</text:span></text:p>
      <text:p text:style-name="Preformatted_20_Text"><text:span text:style-name="T18"><text:tab/> <text:s text:c="11"/></text:span><text:span text:style-name="T16">&lt;!-- imageobject is a fixed tag name --&gt;</text:span></text:p>
      <text:p text:style-name="Preformatted_20_Text"><text:span text:style-name="T18"><text:tab/><text:tab/> <text:s/></text:span><text:span text:style-name="T2">&lt;</text:span><text:span text:style-name="T6">imageobject</text:span> <text:span text:style-name="T10">align</text:span><text:span text:style-name="T18">=</text:span><text:span text:style-name="T14">"center"</text:span> <text:span text:style-name="T10">float</text:span><text:span text:style-name="T18">=</text:span><text:span text:style-name="T14">"none"</text:span><text:span text:style-name="T2">&gt;</text:span></text:p>
      <text:p text:style-name="Preformatted_20_Text"><text:span text:style-name="T18"><text:tab/><text:tab/> <text:s text:c="5"/></text:span><text:span text:style-name="T2">&lt;</text:span><text:span text:style-name="T6">alias</text:span><text:span text:style-name="T2">&gt;</text:span><text:span text:style-name="T18">_var_www_cmp3_uploads_pics_haegar004.gif</text:span><text:span text:style-name="T2">&lt;/</text:span><text:span text:style-name="T6">alias</text:span><text:span text:style-name="T2">&gt;</text:span></text:p>
      <text:p text:style-name="Preformatted_20_Text"><text:span text:style-name="T18"><text:tab/><text:tab/> <text:s text:c="5"/></text:span><text:span text:style-name="T2">&lt;</text:span><text:span text:style-name="T6">caption</text:span><text:span text:style-name="T2">&gt;&lt;/</text:span><text:span text:style-name="T6">caption</text:span><text:span text:style-name="T2">&gt;</text:span></text:p>
      <text:p text:style-name="Preformatted_20_Text"><text:span text:style-name="T18"><text:tab/><text:tab/> <text:s/></text:span><text:span text:style-name="T2">&lt;/</text:span><text:span text:style-name="T6">imageobject</text:span><text:span text:style-name="T2">&gt;</text:span></text:p>
      <text:p text:style-name="Preformatted_20_Text"><text:span text:style-name="T18"><text:tab/> <text:s text:c="7"/></text:span><text:span text:style-name="T2">&lt;/</text:span><text:span text:style-name="T6">image</text:span><text:span text:style-name="T2">&gt;</text:span></text:p>
      <text:p text:style-name="Preformatted_20_Text"><text:tab/><text:tab/><text:tab/><text:tab/><text:tab/><text:tab/></text:p>
      <text:p text:style-name="Preformatted_20_Text"><text:span text:style-name="T18"><text:tab/> <text:s text:c="7"/></text:span><text:span text:style-name="T2">&lt;</text:span><text:span text:style-name="T6">field</text:span> <text:span text:style-name="T10">name</text:span><text:span text:style-name="T18">=</text:span><text:span text:style-name="T14">"bodytext"</text:span> <text:span text:style-name="T10">type</text:span><text:span text:style-name="T18">=</text:span><text:span text:style-name="T14">"text"</text:span> <text:span text:style-name="T10">format</text:span><text:span text:style-name="T18">=</text:span><text:span text:style-name="T14">"rich"</text:span> <text:span text:style-name="T10">meta</text:span><text:span text:style-name="T18">=</text:span><text:span text:style-name="T14">"body"</text:span><text:span text:style-name="T2">&gt;</text:span></text:p>
      <text:p text:style-name="Preformatted_20_Text"><text:span text:style-name="T18"><text:tab/><text:tab/> <text:s/></text:span><text:span text:style-name="T2">&lt;</text:span><text:span text:style-name="T6">p</text:span><text:span text:style-name="T2">&gt;</text:span><text:span text:style-name="T18">Und soooo schrecklich</text:span><text:span text:style-name="T2">&lt;/</text:span><text:span text:style-name="T6">p</text:span><text:span text:style-name="T2">&gt;</text:span></text:p>
      <text:p text:style-name="Preformatted_20_Text"><text:span text:style-name="T18"><text:tab/> <text:s text:c="7"/></text:span><text:span text:style-name="T2">&lt;/</text:span><text:span text:style-name="T6">field</text:span><text:span text:style-name="T2">&gt;</text:span></text:p>
      <text:p text:style-name="Preformatted_20_Text"><text:span text:style-name="T18"><text:tab/> <text:s text:c="3"/></text:span><text:span text:style-name="T2">&lt;/</text:span><text:span text:style-name="T6">record</text:span><text:span text:style-name="T2">&gt;</text:span></text:p>
      <text:p text:style-name="Preformatted_20_Text"/>
      <text:p text:style-name="Preformatted_20_Text"><text:span text:style-name="T18"><text:tab/> <text:s text:c="3"/></text:span><text:span text:style-name="T2">&lt;/</text:span><text:span text:style-name="T6">node</text:span><text:span text:style-name="T2">&gt;</text:span></text:p>
      <text:p text:style-name="Preformatted_20_Text"><text:span text:style-name="T18"><text:tab/></text:span><text:span text:style-name="T2">&lt;/</text:span><text:span text:style-name="T6">node</text:span><text:span text:style-name="T2">&gt;</text:span></text:p>
      <text:p text:style-name="Preformatted_20_Text"><text:tab/><text:tab/><text:tab/></text:p>
      <text:p text:style-name="Preformatted_20_Text"><text:tab/><text:tab/><text:tab/></text:p>
      <text:p text:style-name="Preformatted_20_Text"><text:span text:style-name="T18"><text:tab/></text:span><text:span text:style-name="T2">&lt;</text:span><text:span text:style-name="T6">node</text:span> <text:span text:style-name="T10">type</text:span><text:span text:style-name="T18">=</text:span><text:span text:style-name="T14">"group"</text:span> <text:span text:style-name="T10">subtype</text:span><text:span text:style-name="T18">=</text:span><text:span text:style-name="T14">"records"</text:span><text:span text:style-name="T2">&gt;</text:span></text:p>
      <text:p text:style-name="Preformatted_20_Text"><text:tab/></text:p>
      <text:p text:style-name="Preformatted_20_Text"><text:span text:style-name="T18"><text:tab/> <text:s text:c="3"/></text:span><text:span text:style-name="T16">&lt;!-- no fields, this is just a group --&gt;</text:span></text:p>
      <text:p text:style-name="Preformatted_20_Text"><text:tab/><text:tab/><text:tab/><text:tab/><text:tab/></text:p>
      <text:p text:style-name="Preformatted_20_Text"><text:span text:style-name="T18"><text:tab/> <text:s text:c="7"/></text:span><text:span text:style-name="T2">&lt;</text:span><text:span text:style-name="T6">record</text:span> <text:span text:style-name="T10">type</text:span><text:span text:style-name="T18">=</text:span><text:span text:style-name="T14">"tt_content"</text:span> <text:span text:style-name="T10">subtype</text:span><text:span text:style-name="T18">=</text:span><text:span text:style-name="T14">"text"</text:span><text:span text:style-name="T2">&gt;</text:span></text:p>
      <text:p text:style-name="Preformatted_20_Text"><text:span text:style-name="T18"><text:tab/><text:tab/> <text:s/></text:span><text:span text:style-name="T16">&lt;!-- fields of record are here --&gt;</text:span></text:p>
      <text:p text:style-name="Preformatted_20_Text"><text:span text:style-name="T18"><text:tab/><text:tab/> <text:s/></text:span><text:span text:style-name="T2">&lt;</text:span><text:span text:style-name="T6">field</text:span> <text:span text:style-name="T10">name</text:span><text:span text:style-name="T18">=</text:span><text:span text:style-name="T14">"header"</text:span> <text:span text:style-name="T10">type</text:span><text:span text:style-name="T18">=</text:span><text:span text:style-name="T14">"text"</text:span> <text:span text:style-name="T10">format</text:span><text:span text:style-name="T18">=</text:span><text:span text:style-name="T14">"line"</text:span> <text:span text:style-name="T10">meta</text:span><text:span text:style-name="T18">=</text:span><text:span text:style-name="T14">"header"</text:span><text:span text:style-name="T2">&gt;</text:span></text:p>
      <text:p text:style-name="Preformatted_20_Text"><text:span text:style-name="T18"><text:tab/><text:tab/> <text:s text:c="5"/></text:span><text:span text:style-name="T2">&lt;</text:span><text:span text:style-name="T6">h3</text:span><text:span text:style-name="T2">&gt;</text:span><text:span text:style-name="T18">Haegar</text:span><text:span text:style-name="T2">&lt;/</text:span><text:span text:style-name="T6">h3</text:span><text:span text:style-name="T2">&gt;</text:span><text:span text:style-name="T18"><text:tab/><text:tab/><text:tab/><text:tab/><text:tab/><text:tab/></text:span></text:p>
      <text:p text:style-name="Preformatted_20_Text"><text:span text:style-name="T18"><text:tab/><text:tab/> <text:s/></text:span><text:span text:style-name="T2">&lt;/</text:span><text:span text:style-name="T6">field</text:span><text:span text:style-name="T2">&gt;</text:span></text:p>
      <text:p text:style-name="Preformatted_20_Text"/>
      <text:p text:style-name="Preformatted_20_Text"><text:span text:style-name="T18"><text:tab/><text:tab/> <text:s/></text:span><text:span text:style-name="T2">&lt;</text:span><text:span text:style-name="T6">field</text:span> <text:span text:style-name="T10">name</text:span><text:span text:style-name="T18">=</text:span><text:span text:style-name="T14">"bodytext"</text:span> <text:span text:style-name="T10">type</text:span><text:span text:style-name="T18">=</text:span><text:span text:style-name="T14">"text"</text:span> <text:span text:style-name="T10">format</text:span><text:span text:style-name="T18">=</text:span><text:span text:style-name="T14">"rich"</text:span> <text:span text:style-name="T10">meta</text:span><text:span text:style-name="T18">=</text:span><text:span text:style-name="T14">"body"</text:span><text:span text:style-name="T2">&gt;</text:span></text:p>
      <text:p text:style-name="Preformatted_20_Text"><text:span text:style-name="T18"><text:tab/><text:tab/> <text:s text:c="5"/></text:span><text:span text:style-name="T2">&lt;</text:span><text:span text:style-name="T6">p</text:span><text:span text:style-name="T2">&gt;</text:span><text:span text:style-name="T18">Und </text:span><text:span text:style-name="T2">&lt;</text:span><text:span text:style-name="T6">b</text:span><text:span text:style-name="T2">&gt;</text:span><text:span text:style-name="T18">bold</text:span><text:span text:style-name="T2">&lt;/</text:span><text:span text:style-name="T6">b</text:span><text:span text:style-name="T2">&gt;</text:span><text:span text:style-name="T18"> soooo schrecklich</text:span><text:span text:style-name="T2">&lt;/</text:span><text:span text:style-name="T6">p</text:span><text:span text:style-name="T2">&gt;</text:span></text:p>
      <text:p text:style-name="Preformatted_20_Text"><text:span text:style-name="T18"><text:tab/><text:tab/> <text:s/></text:span><text:span text:style-name="T2">&lt;/</text:span><text:span text:style-name="T6">field</text:span><text:span text:style-name="T2">&gt;</text:span></text:p>
      <text:p text:style-name="Preformatted_20_Text"><text:span text:style-name="T18"><text:tab/> <text:s text:c="7"/></text:span><text:span text:style-name="T2">&lt;/</text:span><text:span text:style-name="T6">record</text:span><text:span text:style-name="T2">&gt;</text:span></text:p>
      <text:p text:style-name="Preformatted_20_Text"/>
      <text:p text:style-name="Preformatted_20_Text"><text:span text:style-name="T18"><text:tab/> <text:s text:c="7"/></text:span><text:span text:style-name="T2">&lt;</text:span><text:span text:style-name="T6">record</text:span> <text:span text:style-name="T10">type</text:span><text:span text:style-name="T18">=</text:span><text:span text:style-name="T14">"tt_content"</text:span> <text:span text:style-name="T10">subtype</text:span><text:span text:style-name="T18">=</text:span><text:span text:style-name="T14">"textpic"</text:span><text:span text:style-name="T2">&gt;</text:span></text:p>
      <text:p text:style-name="Preformatted_20_Text"><text:span text:style-name="T18"><text:tab/><text:tab/> <text:s/></text:span><text:span text:style-name="T2">&lt;</text:span><text:span text:style-name="T6">field</text:span> <text:span text:style-name="T10">name</text:span><text:span text:style-name="T18">=</text:span><text:span text:style-name="T14">"header"</text:span> <text:span text:style-name="T10">type</text:span><text:span text:style-name="T18">=</text:span><text:span text:style-name="T14">"text"</text:span> <text:span text:style-name="T10">format</text:span><text:span text:style-name="T18">=</text:span><text:span text:style-name="T14">"line"</text:span> <text:span text:style-name="T10">meta</text:span><text:span text:style-name="T18">=</text:span><text:span text:style-name="T14">"header"</text:span><text:span text:style-name="T2">&gt;</text:span></text:p>
      <text:p text:style-name="Preformatted_20_Text"><text:span text:style-name="T18"><text:tab/><text:tab/> <text:s text:c="5"/></text:span><text:span text:style-name="T2">&lt;</text:span><text:span text:style-name="T6">h3</text:span><text:span text:style-name="T2">&gt;</text:span><text:span text:style-name="T18">Haegar</text:span><text:span text:style-name="T2">&lt;/</text:span><text:span text:style-name="T6">h3</text:span><text:span text:style-name="T2">&gt;</text:span><text:span text:style-name="T18"><text:tab/><text:tab/><text:tab/><text:tab/><text:tab/><text:tab/></text:span></text:p>
      <text:p text:style-name="Preformatted_20_Text"><text:span text:style-name="T18"><text:tab/><text:tab/> <text:s/></text:span><text:span text:style-name="T2">&lt;/</text:span><text:span text:style-name="T6">field</text:span><text:span text:style-name="T2">&gt;</text:span></text:p>
      <text:p text:style-name="Preformatted_20_Text"/>
      <text:p text:style-name="Preformatted_20_Text"><text:span text:style-name="T18"><text:tab/><text:tab/> <text:s/></text:span><text:span text:style-name="T2">&lt;</text:span><text:span text:style-name="T6">image</text:span> <text:span text:style-name="T10">type</text:span><text:span text:style-name="T18">=</text:span><text:span text:style-name="T14">"images"</text:span> <text:span text:style-name="T10">position</text:span><text:span text:style-name="T18">=</text:span><text:span text:style-name="T14">"above"</text:span><text:span text:style-name="T2">&gt;</text:span></text:p>
      <text:p text:style-name="Preformatted_20_Text"><text:span text:style-name="T18"><text:tab/><text:tab/> <text:s text:c="5"/></text:span><text:span text:style-name="T2">&lt;</text:span><text:span text:style-name="T6">imageobject</text:span> <text:span text:style-name="T10">align</text:span><text:span text:style-name="T18">=</text:span><text:span text:style-name="T14">"center"</text:span> <text:span text:style-name="T10">float</text:span><text:span text:style-name="T18">=</text:span><text:span text:style-name="T14">"none"</text:span><text:span text:style-name="T2">&gt;</text:span></text:p>
      <text:p text:style-name="Preformatted_20_Text"><text:span text:style-name="T18"><text:tab/><text:tab/><text:tab/></text:span><text:span text:style-name="T2">&lt;</text:span><text:span text:style-name="T6">alias</text:span><text:span text:style-name="T2">&gt;</text:span><text:span text:style-name="T18">_var_www_cmp3_uploads_pics_haegar004.gif</text:span><text:span text:style-name="T2">&lt;/</text:span><text:span text:style-name="T6">alias</text:span><text:span text:style-name="T2">&gt;</text:span></text:p>
      <text:p text:style-name="Preformatted_20_Text"><text:span text:style-name="T18"><text:tab/><text:tab/><text:tab/></text:span><text:span text:style-name="T2">&lt;</text:span><text:span text:style-name="T6">caption</text:span><text:span text:style-name="T2">&gt;&lt;/</text:span><text:span text:style-name="T6">caption</text:span><text:span text:style-name="T2">&gt;</text:span></text:p>
      <text:p text:style-name="Preformatted_20_Text"><text:span text:style-name="T18"><text:tab/><text:tab/> <text:s text:c="6"/></text:span><text:span text:style-name="T2">&lt;/</text:span><text:span text:style-name="T6">imageobject</text:span><text:span text:style-name="T2">&gt;</text:span></text:p>
      <text:p text:style-name="Preformatted_20_Text"><text:span text:style-name="T18"><text:tab/><text:tab/> <text:s text:c="6"/></text:span><text:span text:style-name="T2">&lt;</text:span><text:span text:style-name="T6">imageobject</text:span> <text:span text:style-name="T10">align</text:span><text:span text:style-name="T18">=</text:span><text:span text:style-name="T14">"center"</text:span> <text:span text:style-name="T10">float</text:span><text:span text:style-name="T18">=</text:span><text:span text:style-name="T14">"none"</text:span><text:span text:style-name="T2">&gt;</text:span></text:p>
      <text:p text:style-name="Preformatted_20_Text"><text:span text:style-name="T18"><text:tab/><text:tab/> <text:s text:c="5"/><text:tab/></text:span><text:span text:style-name="T2">&lt;</text:span><text:span text:style-name="T6">alias</text:span><text:span text:style-name="T2">&gt;</text:span><text:span text:style-name="T18">_var_www_cmp3_uploads_pics_haegar5635.gif</text:span><text:span text:style-name="T2">&lt;/</text:span><text:span text:style-name="T6">alias</text:span><text:span text:style-name="T2">&gt;</text:span></text:p>
      <text:p text:style-name="Preformatted_20_Text"><text:span text:style-name="T18"><text:tab/><text:tab/> <text:s text:c="5"/><text:tab/></text:span><text:span text:style-name="T2">&lt;</text:span><text:span text:style-name="T6">caption</text:span><text:span text:style-name="T2">&gt;&lt;/</text:span><text:span text:style-name="T6">caption</text:span><text:span text:style-name="T2">&gt;</text:span></text:p>
      <text:p text:style-name="Preformatted_20_Text"><text:span text:style-name="T18"><text:tab/><text:tab/> <text:s text:c="6"/></text:span><text:span text:style-name="T2">&lt;/</text:span><text:span text:style-name="T6">imageobject</text:span><text:span text:style-name="T2">&gt;</text:span></text:p>
      <text:p text:style-name="Preformatted_20_Text"><text:span text:style-name="T18"><text:tab/><text:tab/> <text:s/></text:span><text:span text:style-name="T2">&lt;/</text:span><text:span text:style-name="T6">image</text:span><text:span text:style-name="T2">&gt;</text:span></text:p>
      <text:p text:style-name="Preformatted_20_Text"/>
      <text:p text:style-name="Preformatted_20_Text"><text:span text:style-name="T18"><text:tab/><text:tab/> <text:s/></text:span><text:span text:style-name="T2">&lt;</text:span><text:span text:style-name="T6">field</text:span> <text:span text:style-name="T10">name</text:span><text:span text:style-name="T18">=</text:span><text:span text:style-name="T14">"bodytext"</text:span> <text:span text:style-name="T10">type</text:span><text:span text:style-name="T18">=</text:span><text:span text:style-name="T14">"text"</text:span> <text:span text:style-name="T10">format</text:span><text:span text:style-name="T18">=</text:span><text:span text:style-name="T14">"rich"</text:span> <text:span text:style-name="T10">meta</text:span><text:span text:style-name="T18">=</text:span><text:span text:style-name="T14">"body"</text:span><text:span text:style-name="T2">&gt;</text:span></text:p>
      <text:p text:style-name="Preformatted_20_Text"><text:span text:style-name="T18"><text:tab/><text:tab/> <text:s text:c="5"/></text:span><text:span text:style-name="T2">&lt;</text:span><text:span text:style-name="T6">p</text:span><text:span text:style-name="T2">&gt;</text:span><text:span text:style-name="T18">Und soooo schrecklich</text:span><text:span text:style-name="T2">&lt;/</text:span><text:span text:style-name="T6">p</text:span><text:span text:style-name="T2">&gt;</text:span></text:p>
      <text:p text:style-name="Preformatted_20_Text"><text:span text:style-name="T18"><text:tab/><text:tab/> <text:s/></text:span><text:span text:style-name="T2">&lt;/</text:span><text:span text:style-name="T6">field</text:span><text:span text:style-name="T2">&gt;</text:span></text:p>
      <text:p text:style-name="Preformatted_20_Text"><text:span text:style-name="T18"><text:tab/> <text:s text:c="7"/></text:span><text:span text:style-name="T2">&lt;/</text:span><text:span text:style-name="T6">record</text:span><text:span text:style-name="T2">&gt;</text:span></text:p>
      <text:p text:style-name="Preformatted_20_Text"/>
      <text:p text:style-name="Preformatted_20_Text"><text:span text:style-name="T18"><text:tab/> <text:s text:c="7"/></text:span><text:span text:style-name="T2">&lt;/</text:span><text:span text:style-name="T6">node</text:span><text:span text:style-name="T2">&gt;</text:span></text:p>
      <text:p text:style-name="Preformatted_20_Text"><text:tab/><text:tab/><text:tab/></text:p>
      <text:p text:style-name="Preformatted_20_Text"><text:tab/><text:tab/><text:tab/></text:p>
      <text:p text:style-name="Preformatted_20_Text"/>
      <text:p text:style-name="Preformatted_20_Text"><text:tab/><text:tab/><text:tab/></text:p>
      <text:p text:style-name="Preformatted_20_Text"><text:span text:style-name="T18"><text:tab/><text:tab/> <text:s/></text:span><text:span text:style-name="T2">&lt;</text:span><text:span text:style-name="T6">node</text:span> <text:span text:style-name="T10">type</text:span><text:span text:style-name="T18">=</text:span><text:span text:style-name="T14">"page"</text:span> <text:span text:style-name="T10">subtype</text:span><text:span text:style-name="T18">=</text:span><text:span text:style-name="T14">"default"</text:span><text:span text:style-name="T2">&gt;</text:span></text:p>
      <text:p text:style-name="Preformatted_20_Text"><text:span text:style-name="T18"><text:tab/><text:tab/> <text:s text:c="5"/></text:span><text:span text:style-name="T2">&lt;</text:span><text:span text:style-name="T6">record</text:span> <text:span text:style-name="T10">type</text:span><text:span text:style-name="T18">=</text:span><text:span text:style-name="T14">"pages"</text:span><text:span text:style-name="T2">&gt;</text:span></text:p>
      <text:p text:style-name="Preformatted_20_Text"><text:span text:style-name="T18"><text:tab/><text:tab/><text:tab/></text:span><text:span text:style-name="T16">&lt;!-- fields of page are here --&gt;</text:span></text:p>
      <text:p text:style-name="Preformatted_20_Text"><text:span text:style-name="T18"><text:tab/><text:tab/><text:tab/></text:span><text:span text:style-name="T2">&lt;</text:span><text:span text:style-name="T6">field</text:span> <text:span text:style-name="T10">name</text:span><text:span text:style-name="T18">=</text:span><text:span text:style-name="T14">"title"</text:span> <text:span text:style-name="T10">format</text:span><text:span text:style-name="T18">=</text:span><text:span text:style-name="T14">"line"</text:span><text:span text:style-name="T2">&gt;</text:span><text:span text:style-name="T18">Noch eine Seite</text:span><text:span text:style-name="T2">&lt;/</text:span><text:span text:style-name="T6">field</text:span><text:span text:style-name="T2">&gt;</text:span></text:p>
      <text:p text:style-name="Preformatted_20_Text"><text:span text:style-name="T18"><text:tab/><text:tab/><text:tab/></text:span><text:span text:style-name="T2">&lt;</text:span><text:span text:style-name="T6">field</text:span> <text:span text:style-name="T10">name</text:span><text:span text:style-name="T18">=</text:span><text:span text:style-name="T14">"subtitle"</text:span> <text:span text:style-name="T10">format</text:span><text:span text:style-name="T18">=</text:span><text:span text:style-name="T14">"line"</text:span><text:span text:style-name="T2">&gt;&lt;/</text:span><text:span text:style-name="T6">field</text:span><text:span text:style-name="T2">&gt;</text:span></text:p>
      <text:p text:style-name="Preformatted_20_Text"><text:span text:style-name="T18"><text:tab/><text:tab/><text:tab/></text:span><text:span text:style-name="T2">&lt;</text:span><text:span text:style-name="T6">field</text:span> <text:span text:style-name="T10">name</text:span><text:span text:style-name="T18">=</text:span><text:span text:style-name="T14">"description"</text:span> <text:span text:style-name="T10">format</text:span><text:span text:style-name="T18">=</text:span><text:span text:style-name="T14">"multiline"</text:span><text:span text:style-name="T2">&gt;&lt;/</text:span><text:span text:style-name="T6">field</text:span><text:span text:style-name="T2">&gt;</text:span></text:p>
      <text:p text:style-name="Preformatted_20_Text"><text:span text:style-name="T18"><text:tab/><text:tab/><text:tab/></text:span><text:span text:style-name="T2">&lt;</text:span><text:span text:style-name="T6">field</text:span> <text:span text:style-name="T10">name</text:span><text:span text:style-name="T18">=</text:span><text:span text:style-name="T14">"abstract"</text:span> <text:span text:style-name="T10">format</text:span><text:span text:style-name="T18">=</text:span><text:span text:style-name="T14">"multiline"</text:span><text:span text:style-name="T2">&gt;&lt;/</text:span><text:span text:style-name="T6">field</text:span><text:span text:style-name="T2">&gt;</text:span></text:p>
      <text:p text:style-name="Preformatted_20_Text"><text:span text:style-name="T18"><text:tab/><text:tab/><text:tab/></text:span><text:span text:style-name="T2">&lt;</text:span><text:span text:style-name="T6">field</text:span> <text:span text:style-name="T10">name</text:span><text:span text:style-name="T18">=</text:span><text:span text:style-name="T14">"author"</text:span> <text:span text:style-name="T10">format</text:span><text:span text:style-name="T18">=</text:span><text:span text:style-name="T14">"line"</text:span><text:span text:style-name="T2">&gt;&lt;/</text:span><text:span text:style-name="T6">field</text:span><text:span text:style-name="T2">&gt;</text:span></text:p>
      <text:p text:style-name="Preformatted_20_Text"><text:span text:style-name="T18"><text:tab/><text:tab/><text:tab/></text:span><text:span text:style-name="T2">&lt;</text:span><text:span text:style-name="T6">field</text:span> <text:span text:style-name="T10">name</text:span><text:span text:style-name="T18">=</text:span><text:span text:style-name="T14">"lastUpdated"</text:span> <text:span text:style-name="T10">format</text:span><text:span text:style-name="T18">=</text:span><text:span text:style-name="T14">"date"</text:span><text:span text:style-name="T2">&gt;</text:span><text:span text:style-name="T18">01-01-1970</text:span><text:span text:style-name="T2">&lt;/</text:span><text:span text:style-name="T6">field</text:span><text:span text:style-name="T2">&gt;</text:span></text:p>
      <text:p text:style-name="Preformatted_20_Text"><text:span text:style-name="T18"><text:tab/><text:tab/> <text:s text:c="5"/></text:span><text:span text:style-name="T2">&lt;/</text:span><text:span text:style-name="T6">record</text:span><text:span text:style-name="T2">&gt;</text:span><text:span text:style-name="T18"><text:tab/></text:span></text:p>
      <text:p text:style-name="Preformatted_20_Text"><text:tab/><text:tab/><text:tab/><text:tab/><text:tab/><text:tab/><text:tab/><text:tab/><text:tab/></text:p>
      <text:p text:style-name="Preformatted_20_Text"><text:span text:style-name="T18"><text:tab/><text:tab/> <text:s text:c="5"/></text:span><text:span text:style-name="T2">&lt;</text:span><text:span text:style-name="T6">node</text:span> <text:span text:style-name="T10">type</text:span><text:span text:style-name="T18">=</text:span><text:span text:style-name="T14">"group"</text:span> <text:span text:style-name="T10">subtype</text:span><text:span text:style-name="T18">=</text:span><text:span text:style-name="T14">"records"</text:span><text:span text:style-name="T2">&gt;</text:span></text:p>
      <text:p text:style-name="Preformatted_20_Text"><text:tab/><text:tab/><text:tab/><text:tab/></text:p>
      <text:p text:style-name="Preformatted_20_Text"><text:span text:style-name="T18"><text:tab/><text:tab/><text:tab/>&lt;</text:span><text:span text:style-name="T16">!-- no fields, this is just a group --&gt;</text:span></text:p>
      <text:p text:style-name="Preformatted_20_Text"><text:tab/><text:tab/><text:tab/><text:tab/><text:tab/><text:tab/></text:p>
      <text:p text:style-name="Preformatted_20_Text"><text:span text:style-name="T18"><text:tab/><text:tab/><text:tab/></text:span><text:span text:style-name="T2">&lt;</text:span><text:span text:style-name="T6">record</text:span> <text:span text:style-name="T10">type</text:span><text:span text:style-name="T18">=</text:span><text:span text:style-name="T14">"tt_content"</text:span> <text:span text:style-name="T10">subtype</text:span><text:span text:style-name="T18">=</text:span><text:span text:style-name="T14">"text"</text:span><text:span text:style-name="T2">&gt;</text:span></text:p>
      <text:p text:style-name="Preformatted_20_Text"><text:span text:style-name="T18"><text:tab/><text:tab/><text:tab/> <text:s text:c="3"/></text:span><text:span text:style-name="T16">&lt;!-- fields of record are here --&gt;</text:span></text:p>
      <text:p text:style-name="Preformatted_20_Text"><text:span text:style-name="T18"><text:tab/><text:tab/><text:tab/> <text:s text:c="3"/></text:span><text:span text:style-name="T2">&lt;</text:span><text:span text:style-name="T6">field</text:span> <text:span text:style-name="T10">name</text:span><text:span text:style-name="T18">=</text:span><text:span text:style-name="T14">"header"</text:span> <text:span text:style-name="T10">type</text:span><text:span text:style-name="T18">=</text:span><text:span text:style-name="T14">"text"</text:span> <text:span text:style-name="T10">format</text:span><text:span text:style-name="T18">=</text:span><text:span text:style-name="T14">"line"</text:span> <text:span text:style-name="T10">meta</text:span><text:span text:style-name="T18">=</text:span><text:span text:style-name="T14">"header"</text:span><text:span text:style-name="T2">&gt;</text:span></text:p>
      <text:p text:style-name="Preformatted_20_Text"><text:span text:style-name="T18"><text:tab/><text:tab/><text:tab/><text:tab/></text:span><text:span text:style-name="T2">&lt;</text:span><text:span text:style-name="T6">h1</text:span><text:span text:style-name="T2">&gt;</text:span><text:span text:style-name="T18">gfdsgfsd</text:span><text:span text:style-name="T2">&lt;/</text:span><text:span text:style-name="T6">h1</text:span><text:span text:style-name="T2">&gt;</text:span><text:span text:style-name="T18"><text:tab/><text:tab/><text:tab/><text:tab/><text:tab/><text:tab/></text:span></text:p>
      <text:p text:style-name="Preformatted_20_Text"><text:span text:style-name="T18"><text:tab/><text:tab/><text:tab/> <text:s text:c="3"/></text:span><text:span text:style-name="T2">&lt;/</text:span><text:span text:style-name="T6">field</text:span><text:span text:style-name="T2">&gt;</text:span></text:p>
      <text:p text:style-name="Preformatted_20_Text"><text:tab/></text:p>
      <text:p text:style-name="Preformatted_20_Text"><text:span text:style-name="T18"><text:tab/><text:tab/><text:tab/> <text:s text:c="3"/></text:span><text:span text:style-name="T2">&lt;</text:span><text:span text:style-name="T6">field</text:span> <text:span text:style-name="T10">name</text:span><text:span text:style-name="T18">=</text:span><text:span text:style-name="T14">"bodytext"</text:span> <text:span text:style-name="T10">type</text:span><text:span text:style-name="T18">=</text:span><text:span text:style-name="T14">"text"</text:span> <text:span text:style-name="T10">format</text:span><text:span text:style-name="T18">=</text:span><text:span text:style-name="T14">"rich"</text:span> <text:span text:style-name="T10">meta</text:span><text:span text:style-name="T18">=</text:span><text:span text:style-name="T14">"body"</text:span><text:span text:style-name="T2">&gt;</text:span></text:p>
      <text:p text:style-name="Preformatted_20_Text"><text:span text:style-name="T18"><text:tab/><text:tab/><text:tab/><text:tab/></text:span><text:span text:style-name="T2">&lt;</text:span><text:span text:style-name="T6">p</text:span><text:span text:style-name="T2">&gt;</text:span><text:span text:style-name="T18">Und </text:span><text:span text:style-name="T2">&lt;</text:span><text:span text:style-name="T6">b</text:span><text:span text:style-name="T2">&gt;</text:span><text:span text:style-name="T18">bold</text:span><text:span text:style-name="T2">&lt;/</text:span><text:span text:style-name="T6">b</text:span><text:span text:style-name="T2">&gt;</text:span><text:span text:style-name="T18"> soooo schrecklich</text:span><text:span text:style-name="T2">&lt;/</text:span><text:span text:style-name="T6">p</text:span><text:span text:style-name="T2">&gt;</text:span></text:p>
      <text:p text:style-name="Preformatted_20_Text"><text:span text:style-name="T18"><text:tab/><text:tab/><text:tab/> <text:s text:c="3"/></text:span><text:span text:style-name="T2">&lt;/</text:span><text:span text:style-name="T6">field</text:span><text:span text:style-name="T2">&gt;</text:span></text:p>
      <text:p text:style-name="Preformatted_20_Text"><text:span text:style-name="T18"><text:tab/><text:tab/><text:tab/></text:span><text:span text:style-name="T2">&lt;/</text:span><text:span text:style-name="T6">record</text:span><text:span text:style-name="T2">&gt;</text:span></text:p>
      <text:p text:style-name="Preformatted_20_Text"><text:tab/></text:p>
      <text:p text:style-name="Preformatted_20_Text"><text:span text:style-name="T18"><text:tab/><text:tab/> <text:s text:c="5"/></text:span><text:span text:style-name="T2">&lt;/</text:span><text:span text:style-name="T6">node</text:span><text:span text:style-name="T2">&gt;</text:span></text:p>
      <text:p text:style-name="Preformatted_20_Text"><text:span text:style-name="T18"><text:tab/><text:tab/> <text:s/></text:span><text:span text:style-name="T2">&lt;/</text:span><text:span text:style-name="T6">node</text:span><text:span text:style-name="T2">&gt;</text:span></text:p>
      <text:p text:style-name="Preformatted_20_Text"><text:tab/><text:tab/><text:tab/><text:tab/><text:tab/><text:tab/></text:p>
      <text:p text:style-name="Preformatted_20_Text"/>
      <text:p text:style-name="Preformatted_20_Text"/>
      <text:p text:style-name="Preformatted_20_Text"><text:span text:style-name="T18"><text:s text:c="8"/></text:span><text:span text:style-name="T2">&lt;/</text:span><text:span text:style-name="T6">node</text:span><text:span text:style-name="T2">&gt;</text:span></text:p>
      <text:p text:style-name="Preformatted_20_Text"/>
      <text:p text:style-name="Preformatted_20_Text"><text:span text:style-name="T19"><text:s text:c="4"/></text:span><text:span text:style-name="T5">&lt;/</text:span><text:span text:style-name="T9">content</text:span><text:span text:style-name="T5">&gt;</text:span></text:p>
      <text:p text:style-name="P12"><text:span text:style-name="T4">&lt;/</text:span><text:span text:style-name="T8">cmp3document</text:span><text:span text:style-name="T4">&gt;</text:span></text:p>
      <text:p text:style-name="Standard"/>
      <text:h text:style-name="Heading_20_2" text:outline-level="2">Document structure</text:h>
      <text:p text:style-name="Standard"/>
      <text:h text:style-name="Heading_20_3" text:outline-level="3">The &lt;cmp3document&gt; element</text:h>
      <table:table table:name="Tabelle1" table:style-name="Tabelle1">
        <table:table-column table:style-name="Tabelle1.A"/>
        <table:table-column table:style-name="Tabelle1.B"/>
        <table:table-row>
          <table:table-cell office:value-type="string">
            <text:p text:style-name="hline-p-hr"/>
          </table:table-cell>
          <table:table-cell office:value-type="string">
            <text:p text:style-name="hline-p-hr"/>
          </table:table-cell>
        </table:table-row>
        <table:table-row>
          <table:table-cell office:value-type="string">
            <text:p text:style-name="P10">Annotation </text:p>
          </table:table-cell>
          <table:table-cell office:value-type="string">
            <text:p text:style-name="Table_20_Contents">&lt;cmp3document&gt; </text:p>
          </table:table-cell>
        </table:table-row>
        <table:table-row>
          <table:table-cell office:value-type="string">
            <text:p text:style-name="P10">Definition </text:p>
          </table:table-cell>
          <table:table-cell office:value-type="string">
            <text:p text:style-name="Table_20_Contents">This is the root of the document. </text:p>
          </table:table-cell>
        </table:table-row>
        <table:table-row>
          <table:table-cell office:value-type="string">
            <text:p text:style-name="P10">Children </text:p>
          </table:table-cell>
          <table:table-cell office:value-type="string">
            <text:p text:style-name="Table_20_Contents">&lt;meta&gt;, &lt;content&gt; </text:p>
          </table:table-cell>
        </table:table-row>
        <table:table-row>
          <table:table-cell office:value-type="string">
            <text:p text:style-name="P10">Attributes </text:p>
          </table:table-cell>
          <table:table-cell office:value-type="string">
            <text:p text:style-name="Table_20_Contents">None </text:p>
          </table:table-cell>
        </table:table-row>
        <table:table-row>
          <table:table-cell office:value-type="string">
            <text:p text:style-name="P10">Occurrence </text:p>
          </table:table-cell>
          <table:table-cell office:value-type="string">
            <text:p text:style-name="Table_20_Contents">Once </text:p>
          </table:table-cell>
        </table:table-row>
      </table:table>
      <text:p text:style-name="Standard"/>
      <text:h text:style-name="Heading_20_2" text:outline-level="2" text:is-list-header="true">3.2.2The &lt;meta&gt; element</text:h>
      <table:table table:name="Tabelle2" table:style-name="Tabelle2">
        <table:table-column table:style-name="Tabelle2.A"/>
        <table:table-column table:style-name="Tabelle2.B"/>
        <table:table-row>
          <table:table-cell office:value-type="string">
            <text:p text:style-name="hline-p-hr"/>
          </table:table-cell>
          <table:table-cell office:value-type="string">
            <text:p text:style-name="hline-p-hr"/>
          </table:table-cell>
        </table:table-row>
        <table:table-row>
          <table:table-cell office:value-type="string">
            <text:p text:style-name="Table_20_Contents">Annotation </text:p>
          </table:table-cell>
          <table:table-cell office:value-type="string">
            <text:p text:style-name="Table_20_Contents">&lt;meta&gt; </text:p>
          </table:table-cell>
        </table:table-row>
        <table:table-row>
          <table:table-cell office:value-type="string">
            <text:p text:style-name="Table_20_Contents">Definition </text:p>
          </table:table-cell>
          <table:table-cell office:value-type="string">
            <text:p text:style-name="Table_20_Contents">This is container for meta data. An RDF element with dublin core data is expected. </text:p>
          </table:table-cell>
        </table:table-row>
        <table:table-row>
          <table:table-cell office:value-type="string">
            <text:p text:style-name="Table_20_Contents">Children </text:p>
          </table:table-cell>
          <table:table-cell office:value-type="string">
            <text:p text:style-name="Table_20_Contents">&lt;rdf:RDF&gt;, Any </text:p>
          </table:table-cell>
        </table:table-row>
        <table:table-row>
          <table:table-cell office:value-type="string">
            <text:p text:style-name="Table_20_Contents">Attributes </text:p>
          </table:table-cell>
          <table:table-cell office:value-type="string">
            <text:p text:style-name="Table_20_Contents">None </text:p>
          </table:table-cell>
        </table:table-row>
        <table:table-row>
          <table:table-cell office:value-type="string">
            <text:p text:style-name="Table_20_Contents">Occurrence </text:p>
          </table:table-cell>
          <table:table-cell office:value-type="string">
            <text:p text:style-name="Table_20_Contents">Once </text:p>
          </table:table-cell>
        </table:table-row>
      </table:table>
      <text:p text:style-name="Standard"/>
      <text:h text:style-name="Heading_20_3" text:outline-level="3" text:is-list-header="true">3.2.3 The &lt;content&gt; element</text:h>
      <table:table table:name="Tabelle3" table:style-name="Tabelle3">
        <table:table-column table:style-name="Tabelle3.A"/>
        <table:table-column table:style-name="Tabelle3.B"/>
        <table:table-row>
          <table:table-cell office:value-type="string">
            <text:p text:style-name="Table_20_Contents">Annotation </text:p>
          </table:table-cell>
          <table:table-cell office:value-type="string">
            <text:p text:style-name="Table_20_Contents">&lt;content&gt; </text:p>
          </table:table-cell>
        </table:table-row>
        <table:table-row>
          <table:table-cell office:value-type="string">
            <text:p text:style-name="Table_20_Contents">Definition </text:p>
          </table:table-cell>
          <table:table-cell office:value-type="string">
            <text:p text:style-name="Table_20_Contents">This is container for meta data. An RDF element with dublin core data is expected. </text:p>
          </table:table-cell>
        </table:table-row>
        <table:table-row>
          <table:table-cell office:value-type="string">
            <text:p text:style-name="Table_20_Contents">Children </text:p>
          </table:table-cell>
          <table:table-cell office:value-type="string">
            <text:p text:style-name="Table_20_Contents">&lt;node&gt; </text:p>
          </table:table-cell>
        </table:table-row>
        <table:table-row>
          <table:table-cell office:value-type="string">
            <text:p text:style-name="Table_20_Contents">Attributes </text:p>
          </table:table-cell>
          <table:table-cell office:value-type="string">
            <text:p text:style-name="Table_20_Contents"><text:s/>type (tree|flat) </text:p>
            <text:p text:style-name="Table_20_Contents">When the type=”tree” then nodes and records are stored in a tree structure. This structure represents the nesting of the contents like pages for example. The type “flat” is able to store the same data as “tree” but without the nesting information. The records are in the same order as in the “tree” format. </text:p>
          </table:table-cell>
        </table:table-row>
        <table:table-row table:style-name="Tabelle3.5">
          <table:table-cell office:value-type="string">
            <text:p text:style-name="Table_20_Contents">Occurrence </text:p>
          </table:table-cell>
          <table:table-cell office:value-type="string">
            <text:p text:style-name="Table_20_Contents">Once </text:p>
          </table:table-cell>
        </table:table-row>
      </table:table>
      <text:p text:style-name="Standard"/>
      <text:h text:style-name="Heading_20_3" text:outline-level="3" text:is-list-header="true">3.2.4 The &lt;node&gt; element</text:h>
      <table:table table:name="Tabelle6" table:style-name="Tabelle6">
        <table:table-column table:style-name="Tabelle6.A"/>
        <table:table-column table:style-name="Tabelle6.B"/>
        <table:table-row>
          <table:table-cell office:value-type="string">
            <text:p text:style-name="Table_20_Contents">Annotation </text:p>
          </table:table-cell>
          <table:table-cell office:value-type="string">
            <text:p text:style-name="Table_20_Contents">&lt;node&gt; </text:p>
          </table:table-cell>
        </table:table-row>
        <table:table-row>
          <table:table-cell office:value-type="string">
            <text:p text:style-name="Table_20_Contents">Definition </text:p>
          </table:table-cell>
          <table:table-cell office:value-type="string">
            <text:p text:style-name="Table_20_Contents"/>
          </table:table-cell>
        </table:table-row>
        <table:table-row>
          <table:table-cell office:value-type="string">
            <text:p text:style-name="Table_20_Contents">Children </text:p>
          </table:table-cell>
          <table:table-cell office:value-type="string">
            <text:p text:style-name="Table_20_Contents">&lt;record&gt; </text:p>
          </table:table-cell>
        </table:table-row>
        <table:table-row>
          <table:table-cell office:value-type="string">
            <text:p text:style-name="Table_20_Contents">Attributes </text:p>
          </table:table-cell>
          <table:table-cell office:value-type="string">
            <text:p text:style-name="Table_20_Contents">type (page|group)</text:p>
            <text:p text:style-name="Table_20_Contents">....<text:span text:style-name="T21">TODO</text:span></text:p>
            <text:p text:style-name="Table_20_Contents">subtype </text:p>
            <text:p text:style-name="Table_20_Contents">This attribute describs the layout.</text:p>
          </table:table-cell>
        </table:table-row>
        <table:table-row table:style-name="Tabelle6.5">
          <table:table-cell office:value-type="string">
            <text:p text:style-name="Table_20_Contents">Occurrence </text:p>
          </table:table-cell>
          <table:table-cell office:value-type="string">
            <text:p text:style-name="Table_20_Contents">Several times</text:p>
          </table:table-cell>
        </table:table-row>
      </table:table>
      <text:p text:style-name="Standard"/>
      <text:h text:style-name="Heading_20_3" text:outline-level="3" text:is-list-header="true">3.2.5 The &lt;record&gt; element</text:h>
      <table:table table:name="Tabelle7" table:style-name="Tabelle7">
        <table:table-column table:style-name="Tabelle7.A"/>
        <table:table-column table:style-name="Tabelle7.B"/>
        <table:table-row>
          <table:table-cell office:value-type="string">
            <text:p text:style-name="Table_20_Contents">Annotation </text:p>
          </table:table-cell>
          <table:table-cell office:value-type="string">
            <text:p text:style-name="Table_20_Contents">&lt;record&gt; </text:p>
          </table:table-cell>
        </table:table-row>
        <table:table-row>
          <table:table-cell office:value-type="string">
            <text:p text:style-name="Table_20_Contents">Definition </text:p>
          </table:table-cell>
          <table:table-cell office:value-type="string">
            <text:p text:style-name="Table_20_Contents"/>
          </table:table-cell>
        </table:table-row>
        <table:table-row>
          <table:table-cell office:value-type="string">
            <text:p text:style-name="Table_20_Contents">Children </text:p>
          </table:table-cell>
          <table:table-cell office:value-type="string">
            <text:p text:style-name="Table_20_Contents">&lt;field&gt;, &lt;image&gt; </text:p>
          </table:table-cell>
        </table:table-row>
        <table:table-row>
          <table:table-cell office:value-type="string">
            <text:p text:style-name="Table_20_Contents">Attributes </text:p>
          </table:table-cell>
          <table:table-cell office:value-type="string">
            <text:p text:style-name="Table_20_Contents">type </text:p>
            <text:p text:style-name="Table_20_Contents">....<text:span text:style-name="T21">TODO</text:span></text:p>
            <text:p text:style-name="Table_20_Contents">subtype </text:p>
            <text:p text:style-name="Table_20_Contents">....</text:p>
          </table:table-cell>
        </table:table-row>
        <table:table-row table:style-name="Tabelle7.5">
          <table:table-cell office:value-type="string">
            <text:p text:style-name="Table_20_Contents">Occurrence </text:p>
          </table:table-cell>
          <table:table-cell office:value-type="string">
            <text:p text:style-name="Table_20_Contents">Several times</text:p>
          </table:table-cell>
        </table:table-row>
      </table:table>
      <text:p text:style-name="Standard"/>
      <text:p text:style-name="P3">TODO restliche elemente</text:p>
      <text:h text:style-name="Heading_20_1" text:outline-level="1">Transformations</text:h>
      <text:p text:style-name="Text_20_body">The cmp3 document is in most cases just the source for transformations and is not used directly in other applications.</text:p>
      <text:p text:style-name="Text_20_body">The transformations are done using XSLT. These transformations are modular and can be used as components to build a transformation to docbook for example.</text:p>
      <text:h text:style-name="Heading_20_2" text:outline-level="2">Tree to flat</text:h>
      <text:p text:style-name="P13">This Transformation is used to convert a tree structure to a flat structure. In some case, the used output XML file is not a DocBook file. So we decided to write a Stylesheet that changes the structure.</text:p>
      <text:p text:style-name="P13">The XSLT Stylesheet treeToFlat.xsl transforms the cmp3 XML document, which has a tree structure, to a flat one. A difference in the flat XML file is available nodes. There are only three mayor types of nodes. These tags are &lt;cmp3document&gt;, &lt;content type=”flat”&gt; and &lt;record&gt;. The content of <text:s/>“record” nodes of flat structure is similar to the one of tree structure. &lt;meta&gt; element is copied one-to-one. <text:s text:c="2"/></text:p>
      <text:list text:style-name="L1">
        <text:list-item>
          <text:p text:style-name="P15">2 Generic Transformation</text:p>
        </text:list-item>
      </text:list>
      <text:p text:style-name="P14"><text:span text:style-name="T23">The Idea behind this sort of transformation is to convert an input XML document automatically. There is no specific transformation. The XSLT stylesheet, called genericTrans.xsl, matchs the input document </text:span><text:span text:style-name="T20"><text:s/>in most case with the help of attributes. So the generic transformation used parts of non generic conversion to generate an output file.</text:span></text:p>
      <text:p text:style-name="P14"/>
      <text:p text:style-name="P14"><text:span text:style-name="T20"><text:s text:c="2"/></text:span><text:span text:style-name="T22">4.3 Non generic Transformation</text:span></text:p>
      <text:p text:style-name="P14">There are several XSL documents of non generic transformation. These files are principally used for special field transformations. Also, there are some elements like html tags, which needed “hard coded” instructions.</text:p>
      <text:h text:style-name="Heading_20_2" text:outline-level="2" text:is-list-header="true">4.x Include/Exclude fields</text:h>
      <text:p text:style-name="P5">TODO</text:p>
      <text:h text:style-name="Heading_20_2" text:outline-level="2" text:is-list-header="true">4.x Field transformation by type</text:h>
      <text:p text:style-name="P5">TODO</text:p>
      <text:h text:style-name="Heading_20_1" text:outline-level="1">Target Document Transformation and Markup</text:h>
      <text:p text:style-name="Text_20_body">This section gives an overview how a cmp3 document is meant to be transformed into other formats like docbook and compares the markup of the document types.</text:p>
      <text:h text:style-name="Heading_20_2" text:outline-level="2">Transformation to DocBook</text:h>
      <text:p text:style-name="P5">TODO das ist alt und muss angepasst werden</text:p>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Heading">Internal XML</text:p>
          </table:table-cell>
          <table:table-cell table:style-name="Tabelle4.A1" office:value-type="string">
            <text:p text:style-name="Table_20_Heading">Docbook</text:p>
          </table:table-cell>
          <table:table-cell table:style-name="Tabelle4.C1" office:value-type="string">
            <text:p text:style-name="Table_20_Heading">Note</text:p>
          </table:table-cell>
        </table:table-row>
        <table:table-row>
          <table:table-cell table:style-name="Tabelle4.A2" office:value-type="string">
            <text:p text:style-name="Text_20_body">cmp3document</text:p>
          </table:table-cell>
          <table:table-cell table:style-name="Tabelle4.A2" office:value-type="string">
            <text:p text:style-name="Text_20_body">article</text:p>
          </table:table-cell>
          <table:table-cell table:style-name="Tabelle4.C2" office:value-type="string">
            <text:p text:style-name="Text_20_body"/>
          </table:table-cell>
        </table:table-row>
        <table:table-row>
          <table:table-cell table:style-name="Tabelle4.A2" office:value-type="string">
            <text:p text:style-name="Text_20_body">page</text:p>
          </table:table-cell>
          <table:table-cell table:style-name="Tabelle4.A2" office:value-type="string">
            <text:p text:style-name="Text_20_body"/>
          </table:table-cell>
          <table:table-cell table:style-name="Tabelle4.C2" office:value-type="string">
            <text:p text:style-name="Text_20_body"/>
          </table:table-cell>
        </table:table-row>
        <table:table-row>
          <table:table-cell table:style-name="Tabelle4.A2" office:value-type="string">
            <text:p text:style-name="Text_20_body">title</text:p>
          </table:table-cell>
          <table:table-cell table:style-name="Tabelle4.A2" office:value-type="string">
            <text:p text:style-name="Text_20_body">title</text:p>
          </table:table-cell>
          <table:table-cell table:style-name="Tabelle4.C2" office:value-type="string">
            <text:p text:style-name="Text_20_body"/>
          </table:table-cell>
        </table:table-row>
        <table:table-row>
          <table:table-cell table:style-name="Tabelle4.A2" office:value-type="string">
            <text:p text:style-name="Text_20_body">subtitle</text:p>
          </table:table-cell>
          <table:table-cell table:style-name="Tabelle4.A2" office:value-type="string">
            <text:p text:style-name="Text_20_body">subtitle</text:p>
          </table:table-cell>
          <table:table-cell table:style-name="Tabelle4.C2" office:value-type="string">
            <text:p text:style-name="Text_20_body"/>
          </table:table-cell>
        </table:table-row>
        <table:table-row>
          <table:table-cell table:style-name="Tabelle4.A2" office:value-type="string">
            <text:p text:style-name="Text_20_body">author</text:p>
          </table:table-cell>
          <table:table-cell table:style-name="Tabelle4.A2" office:value-type="string">
            <text:p text:style-name="Text_20_body">author</text:p>
          </table:table-cell>
          <table:table-cell table:style-name="Tabelle4.C2" office:value-type="string">
            <text:p text:style-name="Text_20_body"/>
          </table:table-cell>
        </table:table-row>
        <table:table-row>
          <table:table-cell table:style-name="Tabelle4.A2" office:value-type="string">
            <text:p text:style-name="Text_20_body">images</text:p>
          </table:table-cell>
          <table:table-cell table:style-name="Tabelle4.A2" office:value-type="string">
            <text:p text:style-name="Text_20_body">n/a</text:p>
          </table:table-cell>
          <table:table-cell table:style-name="Tabelle4.C2" office:value-type="string">
            <text:p text:style-name="Text_20_body">Special case text/mB see below</text:p>
          </table:table-cell>
        </table:table-row>
        <table:table-row>
          <table:table-cell table:style-name="Tabelle4.A2" office:value-type="string">
            <text:p text:style-name="Text_20_body">image</text:p>
          </table:table-cell>
          <table:table-cell table:style-name="Tabelle4.A2" office:value-type="string">
            <text:p text:style-name="Text_20_body"/>
          </table:table-cell>
          <table:table-cell table:style-name="Tabelle4.C2" office:value-type="string">
            <text:p text:style-name="Text_20_body"/>
          </table:table-cell>
        </table:table-row>
        <table:table-row>
          <table:table-cell table:style-name="Tabelle4.A2" office:value-type="string">
            <text:p text:style-name="Text_20_body">image/alias</text:p>
          </table:table-cell>
          <table:table-cell table:style-name="Tabelle4.A2" office:value-type="string">
            <text:p text:style-name="Text_20_body"/>
          </table:table-cell>
          <table:table-cell table:style-name="Tabelle4.C2" office:value-type="string">
            <text:p text:style-name="Text_20_body"/>
          </table:table-cell>
        </table:table-row>
        <table:table-row>
          <table:table-cell table:style-name="Tabelle4.A2" office:value-type="string">
            <text:p text:style-name="Text_20_body">image/caption</text:p>
          </table:table-cell>
          <table:table-cell table:style-name="Tabelle4.A2" office:value-type="string">
            <text:p text:style-name="Text_20_body"/>
          </table:table-cell>
          <table:table-cell table:style-name="Tabelle4.C2" office:value-type="string">
            <text:p text:style-name="Text_20_body"/>
          </table:table-cell>
        </table:table-row>
        <table:table-row>
          <table:table-cell table:style-name="Tabelle4.A2" office:value-type="string">
            <text:p text:style-name="Text_20_body">header/h1-6</text:p>
          </table:table-cell>
          <table:table-cell table:style-name="Tabelle4.A2" office:value-type="string">
            <text:p text:style-name="Text_20_body">title</text:p>
          </table:table-cell>
          <table:table-cell table:style-name="Tabelle4.C2" office:value-type="string">
            <text:p text:style-name="Text_20_body">with attribute class="header1-6"</text:p>
          </table:table-cell>
        </table:table-row>
        <table:table-row>
          <table:table-cell table:style-name="Tabelle4.A2" office:value-type="string">
            <text:p text:style-name="Text_20_body">h1-6</text:p>
          </table:table-cell>
          <table:table-cell table:style-name="Tabelle4.A2" office:value-type="string">
            <text:p text:style-name="Text_20_body">title</text:p>
          </table:table-cell>
          <table:table-cell table:style-name="Tabelle4.C2" office:value-type="string">
            <text:p text:style-name="Text_20_body">with attribute class="header1-6"</text:p>
          </table:table-cell>
        </table:table-row>
        <table:table-row>
          <table:table-cell table:style-name="Tabelle4.A2" office:value-type="string">
            <text:p text:style-name="Text_20_body">table</text:p>
          </table:table-cell>
          <table:table-cell table:style-name="Tabelle4.A2" office:value-type="string">
            <text:p text:style-name="Text_20_body"/>
          </table:table-cell>
          <table:table-cell table:style-name="Tabelle4.C2" office:value-type="string">
            <text:p text:style-name="Text_20_body"/>
          </table:table-cell>
        </table:table-row>
        <table:table-row>
          <table:table-cell table:style-name="Tabelle4.A2" office:value-type="string">
            <text:p text:style-name="Text_20_body">thead</text:p>
          </table:table-cell>
          <table:table-cell table:style-name="Tabelle4.A2" office:value-type="string">
            <text:p text:style-name="Text_20_body"/>
          </table:table-cell>
          <table:table-cell table:style-name="Tabelle4.C2" office:value-type="string">
            <text:p text:style-name="Text_20_body"/>
          </table:table-cell>
        </table:table-row>
        <table:table-row>
          <table:table-cell table:style-name="Tabelle4.A2" office:value-type="string">
            <text:p text:style-name="Text_20_body">tbody</text:p>
          </table:table-cell>
          <table:table-cell table:style-name="Tabelle4.A2" office:value-type="string">
            <text:p text:style-name="Text_20_body"/>
          </table:table-cell>
          <table:table-cell table:style-name="Tabelle4.C2" office:value-type="string">
            <text:p text:style-name="Text_20_body"/>
          </table:table-cell>
        </table:table-row>
        <table:table-row>
          <table:table-cell table:style-name="Tabelle4.A2" office:value-type="string">
            <text:p text:style-name="Text_20_body">tr</text:p>
          </table:table-cell>
          <table:table-cell table:style-name="Tabelle4.A2" office:value-type="string">
            <text:p text:style-name="Text_20_body"/>
          </table:table-cell>
          <table:table-cell table:style-name="Tabelle4.C2" office:value-type="string">
            <text:p text:style-name="Text_20_body"/>
          </table:table-cell>
        </table:table-row>
        <table:table-row>
          <table:table-cell table:style-name="Tabelle4.A2" office:value-type="string">
            <text:p text:style-name="Text_20_body">th</text:p>
          </table:table-cell>
          <table:table-cell table:style-name="Tabelle4.A2" office:value-type="string">
            <text:p text:style-name="Text_20_body"/>
          </table:table-cell>
          <table:table-cell table:style-name="Tabelle4.C2" office:value-type="string">
            <text:p text:style-name="Text_20_body"/>
          </table:table-cell>
        </table:table-row>
        <table:table-row>
          <table:table-cell table:style-name="Tabelle4.A2" office:value-type="string">
            <text:p text:style-name="Text_20_body">td</text:p>
          </table:table-cell>
          <table:table-cell table:style-name="Tabelle4.A2" office:value-type="string">
            <text:p text:style-name="Text_20_body"/>
          </table:table-cell>
          <table:table-cell table:style-name="Tabelle4.C2" office:value-type="string">
            <text:p text:style-name="Text_20_body"/>
          </table:table-cell>
        </table:table-row>
        <table:table-row>
          <table:table-cell table:style-name="Tabelle4.A2" office:value-type="string">
            <text:p text:style-name="Text_20_body">p</text:p>
          </table:table-cell>
          <table:table-cell table:style-name="Tabelle4.A2" office:value-type="string">
            <text:p text:style-name="Text_20_body">para</text:p>
          </table:table-cell>
          <table:table-cell table:style-name="Tabelle4.C2" office:value-type="string">
            <text:p text:style-name="Text_20_body"/>
          </table:table-cell>
        </table:table-row>
        <table:table-row>
          <table:table-cell table:style-name="Tabelle4.A2" office:value-type="string">
            <text:p text:style-name="Text_20_body">a</text:p>
          </table:table-cell>
          <table:table-cell table:style-name="Tabelle4.A2" office:value-type="string">
            <text:p text:style-name="Text_20_body">Ulink, link</text:p>
          </table:table-cell>
          <table:table-cell table:style-name="Tabelle4.C2" office:value-type="string">
            <text:p text:style-name="Text_20_body"/>
          </table:table-cell>
        </table:table-row>
        <table:table-row>
          <table:table-cell table:style-name="Tabelle4.A2" office:value-type="string">
            <text:p text:style-name="Text_20_body">span</text:p>
          </table:table-cell>
          <table:table-cell table:style-name="Tabelle4.A2" office:value-type="string">
            <text:p text:style-name="Text_20_body"/>
          </table:table-cell>
          <table:table-cell table:style-name="Tabelle4.C2" office:value-type="string">
            <text:p text:style-name="Text_20_body"/>
          </table:table-cell>
        </table:table-row>
        <table:table-row>
          <table:table-cell table:style-name="Tabelle4.A2" office:value-type="string">
            <text:p text:style-name="Text_20_body">strong</text:p>
          </table:table-cell>
          <table:table-cell table:style-name="Tabelle4.A2" office:value-type="string">
            <text:p text:style-name="Text_20_body"/>
          </table:table-cell>
          <table:table-cell table:style-name="Tabelle4.C2" office:value-type="string">
            <text:p text:style-name="Text_20_body"/>
          </table:table-cell>
        </table:table-row>
        <table:table-row>
          <table:table-cell table:style-name="Tabelle4.A2" office:value-type="string">
            <text:p text:style-name="Text_20_body">i</text:p>
          </table:table-cell>
          <table:table-cell table:style-name="Tabelle4.A2" office:value-type="string">
            <text:p text:style-name="Text_20_body">emphasis</text:p>
          </table:table-cell>
          <table:table-cell table:style-name="Tabelle4.C2" office:value-type="string">
            <text:p text:style-name="Text_20_body"/>
          </table:table-cell>
        </table:table-row>
        <table:table-row>
          <table:table-cell table:style-name="Tabelle4.A2" office:value-type="string">
            <text:p text:style-name="Text_20_body">ul</text:p>
          </table:table-cell>
          <table:table-cell table:style-name="Tabelle4.A2" office:value-type="string">
            <text:p text:style-name="Text_20_body">itemizedlist</text:p>
          </table:table-cell>
          <table:table-cell table:style-name="Tabelle4.C2" office:value-type="string">
            <text:p text:style-name="Text_20_body"/>
          </table:table-cell>
        </table:table-row>
        <table:table-row>
          <table:table-cell table:style-name="Tabelle4.A2" office:value-type="string">
            <text:p text:style-name="Text_20_body">ol</text:p>
          </table:table-cell>
          <table:table-cell table:style-name="Tabelle4.A2" office:value-type="string">
            <text:p text:style-name="Text_20_body">orderedlist</text:p>
          </table:table-cell>
          <table:table-cell table:style-name="Tabelle4.C2" office:value-type="string">
            <text:p text:style-name="Text_20_body"/>
          </table:table-cell>
        </table:table-row>
        <table:table-row>
          <table:table-cell table:style-name="Tabelle4.A2" office:value-type="string">
            <text:p text:style-name="Text_20_body">li</text:p>
          </table:table-cell>
          <table:table-cell table:style-name="Tabelle4.A2" office:value-type="string">
            <text:p text:style-name="Text_20_body">listitem</text:p>
          </table:table-cell>
          <table:table-cell table:style-name="Tabelle4.C2" office:value-type="string">
            <text:p text:style-name="Text_20_body"/>
          </table:table-cell>
        </table:table-row>
        <table:table-row>
          <table:table-cell table:style-name="Tabelle4.A2" office:value-type="string">
            <text:p text:style-name="Text_20_body">blockquote</text:p>
          </table:table-cell>
          <table:table-cell table:style-name="Tabelle4.A2" office:value-type="string">
            <text:p text:style-name="Text_20_body">blockquote</text:p>
          </table:table-cell>
          <table:table-cell table:style-name="Tabelle4.C2" office:value-type="string">
            <text:p text:style-name="Text_20_body"/>
          </table:table-cell>
        </table:table-row>
      </table:table>
      <text:p text:style-name="Text_20_body"/>
      <text:h text:style-name="Heading_20_2" text:outline-level="2">Special cases</text:h>
      <text:p text:style-name="Preformatted_20_Text">....</text:p>
      <text:p text:style-name="Preformatted_20_Text"><text:tab/>&lt;bodytext&gt;</text:p>
      <text:p text:style-name="Preformatted_20_Text"><text:tab/><text:tab/>&lt;p&gt;Blah&lt;/p&gt;</text:p>
      <text:p text:style-name="Preformatted_20_Text"><text:tab/>&lt;/bodytext&gt;</text:p>
      <text:p text:style-name="Preformatted_20_Text"><text:tab/>&lt;images position="left"&gt;</text:p>
      <text:p text:style-name="Preformatted_20_Text"><text:tab/><text:tab/>&lt;image&gt;</text:p>
      <text:p text:style-name="Preformatted_20_Text"><text:tab/><text:tab/><text:tab/>&lt;alias&gt;Blah&lt;/alias&gt;</text:p>
      <text:p text:style-name="Preformatted_20_Text"><text:tab/><text:tab/><text:tab/>&lt;caption&gt;Blah&lt;/caption&gt;</text:p>
      <text:p text:style-name="Preformatted_20_Text"><text:tab/><text:tab/>&lt;/image&gt;</text:p>
      <text:p text:style-name="Preformatted_20_Text"><text:tab/>&lt;/images&gt;</text:p>
      <text:p text:style-name="Preformatted_20_Text">....</text:p>
      <text:p text:style-name="Text_20_body">Will be transformed into</text:p>
      <text:p text:style-name="Preformatted_20_Text">....</text:p>
      <text:p text:style-name="Preformatted_20_Text">&lt;informaltable&gt;</text:p>
      <text:p text:style-name="Preformatted_20_Text"><text:tab/>&lt;tgroup cols="2"&gt;</text:p>
      <text:p text:style-name="Preformatted_20_Text"><text:tab/><text:tab/>&lt;tbody&gt;</text:p>
      <text:p text:style-name="Preformatted_20_Text"><text:tab/><text:tab/><text:tab/>&lt;row&gt;</text:p>
      <text:p text:style-name="Preformatted_20_Text"><text:tab/><text:tab/><text:tab/><text:tab/>&lt;entry&gt;</text:p>
      <text:p text:style-name="Preformatted_20_Text"><text:tab/><text:tab/><text:tab/><text:tab/><text:tab/>&lt;mediaobject&gt;</text:p>
      <text:p text:style-name="Preformatted_20_Text"><text:tab/><text:tab/><text:tab/><text:tab/><text:tab/><text:tab/>&lt;imageobject&gt;</text:p>
      <text:p text:style-name="Preformatted_20_Text"><text:tab/><text:tab/><text:tab/><text:tab/><text:tab/><text:tab/><text:tab/>&lt;imagedata fileref="Blah" /&gt;</text:p>
      <text:p text:style-name="Preformatted_20_Text"><text:tab/><text:tab/><text:tab/><text:tab/><text:tab/><text:tab/>&lt;/imageobject&gt;</text:p>
      <text:p text:style-name="Preformatted_20_Text"><text:tab/><text:tab/><text:tab/><text:tab/><text:tab/><text:tab/>&lt;imageobject&gt;</text:p>
      <text:p text:style-name="Preformatted_20_Text"><text:tab/><text:tab/><text:tab/><text:tab/><text:tab/><text:tab/><text:tab/>Blah</text:p>
      <text:p text:style-name="Preformatted_20_Text"><text:tab/><text:tab/><text:tab/><text:tab/><text:tab/><text:tab/>&lt;/caption&gt;</text:p>
      <text:p text:style-name="Preformatted_20_Text"><text:tab/><text:tab/><text:tab/><text:tab/><text:tab/>&lt;/mediaobject&gt;</text:p>
      <text:p text:style-name="Preformatted_20_Text"><text:tab/><text:tab/><text:tab/><text:tab/>&lt;/entry&gt;</text:p>
      <text:p text:style-name="Preformatted_20_Text"><text:tab/><text:tab/><text:tab/><text:tab/>&lt;entry&gt;</text:p>
      <text:p text:style-name="Preformatted_20_Text"><text:tab/><text:tab/><text:tab/><text:tab/><text:tab/>&lt;para&gt;Blah&lt;/para&gt;</text:p>
      <text:p text:style-name="Preformatted_20_Text"><text:tab/><text:tab/><text:tab/><text:tab/>&lt;/entry&gt;</text:p>
      <text:p text:style-name="Preformatted_20_Text"><text:tab/><text:tab/><text:tab/>&lt;/row&gt;</text:p>
      <text:p text:style-name="Preformatted_20_Text"><text:tab/><text:tab/>&lt;/tbody&gt;</text:p>
      <text:p text:style-name="Preformatted_20_Text"><text:tab/>&lt;/tgroup&gt;</text:p>
      <text:p text:style-name="Preformatted_20_Text">&lt;/informaltable&gt;</text:p>
      <text:p text:style-name="Preformatted_20_Text">....</text:p>
      <text:p text:style-name="Text_20_body">In the case of position="right" the two &lt;entry&gt; tags are switched</text:p>
      <text:h text:style-name="Heading_20_2" text:outline-level="2">Comparison of content markup</text:h>
      <table:table table:name="Tabelle5" table:style-name="Tabelle5">
        <table:table-column table:style-name="Tabelle5.A"/>
        <table:table-column table:style-name="Tabelle5.B"/>
        <table:table-header-rows>
          <table:table-row>
            <table:table-cell table:style-name="Tabelle5.A1" office:value-type="string">
              <text:p text:style-name="Table_20_Heading">HTML</text:p>
            </table:table-cell>
            <table:table-cell table:style-name="Tabelle5.B1" office:value-type="string">
              <text:p text:style-name="Table_20_Heading">Docbook</text:p>
            </table:table-cell>
          </table:table-row>
        </table:table-header-rows>
        <table:table-row>
          <table:table-cell table:style-name="Tabelle5.A2" office:value-type="string">
            <text:p text:style-name="Table_20_Contents">&lt;p&gt;</text:p>
          </table:table-cell>
          <table:table-cell table:style-name="Tabelle5.B2" office:value-type="string">
            <text:p text:style-name="Table_20_Contents">&lt;para&gt;</text:p>
          </table:table-cell>
        </table:table-row>
        <table:table-row>
          <table:table-cell table:style-name="Tabelle5.A2" office:value-type="string">
            <text:p text:style-name="Table_20_Contents">&lt;pre&gt;</text:p>
          </table:table-cell>
          <table:table-cell table:style-name="Tabelle5.B2" office:value-type="string">
            <text:p text:style-name="Table_20_Contents">&lt;computeroutput&gt;, &lt;programlisting&gt;, &lt;literallayout&gt;</text:p>
          </table:table-cell>
        </table:table-row>
        <table:table-row>
          <table:table-cell table:style-name="Tabelle5.A2" office:value-type="string">
            <text:p text:style-name="Table_20_Contents">&lt;ul&gt;</text:p>
          </table:table-cell>
          <table:table-cell table:style-name="Tabelle5.B2" office:value-type="string">
            <text:p text:style-name="Table_20_Contents">&lt;itemizedlist&gt;</text:p>
          </table:table-cell>
        </table:table-row>
        <table:table-row>
          <table:table-cell table:style-name="Tabelle5.A2" office:value-type="string">
            <text:p text:style-name="Table_20_Contents">&lt;ol&gt;</text:p>
          </table:table-cell>
          <table:table-cell table:style-name="Tabelle5.B2" office:value-type="string">
            <text:p text:style-name="Table_20_Contents">&lt;orderedlist&gt;</text:p>
          </table:table-cell>
        </table:table-row>
        <table:table-row>
          <table:table-cell table:style-name="Tabelle5.A2" office:value-type="string">
            <text:p text:style-name="Table_20_Contents">&lt;il&gt;</text:p>
          </table:table-cell>
          <table:table-cell table:style-name="Tabelle5.B2" office:value-type="string">
            <text:p text:style-name="Table_20_Contents">&lt;listitem&gt;</text:p>
          </table:table-cell>
        </table:table-row>
        <table:table-row>
          <table:table-cell table:style-name="Tabelle5.A2" office:value-type="string">
            <text:p text:style-name="Table_20_Contents">&lt;dl&gt;</text:p>
          </table:table-cell>
          <table:table-cell table:style-name="Tabelle5.B2" office:value-type="string">
            <text:p text:style-name="Table_20_Contents">&lt;variablelist&gt;</text:p>
          </table:table-cell>
        </table:table-row>
        <table:table-row>
          <table:table-cell table:style-name="Tabelle5.A2" office:value-type="string">
            <text:p text:style-name="Table_20_Contents">&lt;dt&gt;</text:p>
          </table:table-cell>
          <table:table-cell table:style-name="Tabelle5.B2" office:value-type="string">
            <text:p text:style-name="Table_20_Contents">&lt;term&gt;</text:p>
          </table:table-cell>
        </table:table-row>
        <table:table-row>
          <table:table-cell table:style-name="Tabelle5.A2" office:value-type="string">
            <text:p text:style-name="Table_20_Contents">&lt;dd&gt;</text:p>
          </table:table-cell>
          <table:table-cell table:style-name="Tabelle5.B2" office:value-type="string">
            <text:p text:style-name="Table_20_Contents">&lt;listitem&gt;</text:p>
          </table:table-cell>
        </table:table-row>
        <table:table-row>
          <table:table-cell table:style-name="Tabelle5.A2" office:value-type="string">
            <text:p text:style-name="Table_20_Contents">&lt;a href=""&gt;</text:p>
          </table:table-cell>
          <table:table-cell table:style-name="Tabelle5.B2" office:value-type="string">
            <text:p text:style-name="Table_20_Contents">&lt;ulink url=""&gt;</text:p>
          </table:table-cell>
        </table:table-row>
        <table:table-row>
          <table:table-cell table:style-name="Tabelle5.A2" office:value-type="string">
            <text:p text:style-name="Table_20_Contents">&lt;code&gt;</text:p>
          </table:table-cell>
          <table:table-cell table:style-name="Tabelle5.B2" office:value-type="string">
            <text:p text:style-name="Table_20_Contents">&lt;literal&gt;, &lt;programlisting&gt;</text:p>
          </table:table-cell>
        </table:table-row>
        <table:table-row>
          <table:table-cell table:style-name="Tabelle5.A2" office:value-type="string">
            <text:p text:style-name="Table_20_Contents">&lt;strong&gt;</text:p>
          </table:table-cell>
          <table:table-cell table:style-name="Tabelle5.B2" office:value-type="string">
            <text:p text:style-name="Table_20_Contents">&lt;emphasis&gt;</text:p>
          </table:table-cell>
        </table:table-row>
        <table:table-row>
          <table:table-cell table:style-name="Tabelle5.A2" office:value-type="string">
            <text:p text:style-name="Table_20_Contents">&lt;em&gt;</text:p>
          </table:table-cell>
          <table:table-cell table:style-name="Tabelle5.B2" office:value-type="string">
            <text:p text:style-name="Table_20_Contents">&lt;emphasis&gt;</text:p>
          </table:table-cell>
        </table:table-row>
        <table:table-row>
          <table:table-cell table:style-name="Tabelle5.A2" office:value-type="string">
            <text:p text:style-name="Table_20_Contents">"</text:p>
          </table:table-cell>
          <table:table-cell table:style-name="Tabelle5.B2" office:value-type="string">
            <text:p text:style-name="Table_20_Contents">&lt;quote&gt;</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Mono1" svg:font-family="'DejaVu Sans Mono'"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3.5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1pt" fo:font-style="normal" fo:font-weight="bold" style:font-size-asian="85%" style:font-style-asian="italic" style:font-weight-asian="normal" style:font-size-complex="85%" style:font-style-complex="italic" style:font-weight-complex="normal"/>
    </style:style>
    <style:style style:name="List" style:family="paragraph" style:parent-style-name="Text_20_body" style:class="list">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5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author" style:class="chapter">
      <style:paragraph-properties fo:margin-top="0.42cm" fo:margin-bottom="0.51cm" fo:text-align="center" style:justify-single-word="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8pt" style:font-name-asian="DejaVu Sans Mono" style:font-size-asian="10pt" style:font-name-complex="DejaVu Sans Mono" style:font-size-complex="10pt"/>
    </style:style>
    <style:style style:name="author" style:family="paragraph" style:parent-style-name="Standard" style:next-style-name="date">
      <style:paragraph-properties fo:margin-top="0cm" fo:margin-bottom="0.199cm" fo:text-align="center" style:justify-single-word="false"/>
    </style:style>
    <style:style style:name="date" style:family="paragraph" style:parent-style-name="Standard">
      <style:paragraph-properties fo:margin-top="0cm" fo:margin-bottom="0.199cm" fo:text-align="center" style:justify-single-word="false"/>
    </style:style>
    <style:style style:name="begin-env-p" style:family="paragraph">
      <style:paragraph-properties fo:margin-top="0.199cm" fo:margin-bottom="0cm" fo:line-height="0.011cm"/>
    </style:style>
    <style:style style:name="abstract" style:family="paragraph" style:parent-style-name="Standard">
      <style:paragraph-properties fo:margin-left="3cm" fo:margin-right="3cm" fo:margin-top="0cm" fo:margin-bottom="0.199cm" fo:text-indent="0cm" style:auto-text-indent="false"/>
    </style:style>
    <style:style style:name="abstract-title" style:family="paragraph" style:parent-style-name="abstract" style:next-style-name="abstract">
      <style:paragraph-properties fo:margin-top="0.499cm" fo:margin-bottom="0cm" fo:text-align="center" style:justify-single-word="false"/>
    </style:style>
    <style:style style:name="end-env-p" style:family="paragraph">
      <style:paragraph-properties fo:margin-top="0cm" fo:margin-bottom="0.199cm" fo:line-height="0.011cm"/>
    </style:style>
    <style:style style:name="Contents-Heading" style:family="paragraph" style:parent-style-name="Heading" style:class="index">
      <style:paragraph-properties fo:margin-left="0cm" fo:margin-right="0cm" fo:margin-top="0.499cm" fo:margin-bottom="0.199cm" fo:text-indent="0cm" style:auto-text-indent="false" text:number-lines="false" text:line-number="0"/>
    </style:style>
    <style:style style:name="hline-p-hr" style:family="paragraph">
      <style:paragraph-properties fo:margin-top="0cm" fo:margin-bottom="0cm" fo:line-height="0.011cm" fo:padding="0cm" fo:border-left="none" fo:border-right="none" fo:border-top="none" fo:border-bottom="0.011cm solid #00000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10-01-14T12:32:13</meta:creation-date>
    <dc:creator>M. K.</dc:creator>
    <dc:date>2010-02-01T11:26:55</dc:date>
    <dc:language>en-GB</dc:language>
    <meta:editing-cycles>26</meta:editing-cycles>
    <meta:editing-duration>PT13H27M58S</meta:editing-duration>
    <meta:user-defined meta:name="Info 1"/>
    <meta:user-defined meta:name="Info 2"/>
    <meta:user-defined meta:name="Info 3"/>
    <meta:user-defined meta:name="Info 4"/>
    <meta:document-statistic meta:table-count="7" meta:image-count="0" meta:object-count="0" meta:page-count="8" meta:paragraph-count="367" meta:word-count="1441" meta:character-count="10217"/>
  </office:meta>
</office:document-meta>
</file>